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OT863180fb" svg:font-family="AdvOT863180fb"/>
    <style:font-face style:name="Code2000" svg:font-family="Code2000"/>
    <style:font-face style:name="Tahoma2" svg:font-family="Tahoma"/>
    <style:font-face style:name="New Baskerville" svg:font-family="'New Baskerville', 'New Baskerville'" style:font-family-generic="roman"/>
    <style:font-face style:name="Usherwood-Book" svg:font-family="Usherwood-Book" style:font-family-generic="roman"/>
    <style:font-face style:name="RealpageHEL1" svg:font-family="RealpageHEL1" style:font-family-generic="swiss"/>
    <style:font-face style:name="RealpageTIM4" svg:font-family="RealpageTIM4" style:font-family-generic="swiss"/>
    <style:font-face style:name="RealpageTIM5" svg:font-family="RealpageTIM5" style:font-family-generic="swiss"/>
    <style:font-face style:name="RealpageUNI3" svg:font-family="RealpageUNI3" style:font-family-generic="swiss"/>
    <style:font-face style:name="RealpageYTIM3-Italic" svg:font-family="RealpageYTIM3-Italic" style:font-family-generic="swiss"/>
    <style:font-face style:name="Mangal" svg:font-family="Mangal" style:font-pitch="variable"/>
    <style:font-face style:name="Albany1" svg:font-family="Albany"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style:font-size-asian="12pt" style:font-weight-asian="normal" style:font-size-complex="12pt" style:font-weight-complex="normal"/>
    </style:style>
    <style:style style:name="P2"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paragraph-rsid="007cb378" style:font-size-asian="12pt" style:font-weight-asian="normal" style:font-size-complex="12pt" style:font-weight-complex="normal"/>
    </style:style>
    <style:style style:name="P3"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paragraph-rsid="007fe973" style:font-size-asian="12pt" style:font-weight-asian="normal" style:font-size-complex="12pt" style:font-weight-complex="normal"/>
    </style:style>
    <style:style style:name="P4"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paragraph-rsid="00b8f690" style:font-size-asian="12pt" style:font-weight-asian="normal" style:font-size-complex="12pt" style:font-weight-complex="normal"/>
    </style:style>
    <style:style style:name="P5"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rsid="007cb378" officeooo:paragraph-rsid="007cb378" style:font-size-asian="12pt" style:font-weight-asian="normal" style:font-size-complex="12pt" style:font-weight-complex="normal"/>
    </style:style>
    <style:style style:name="P6"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rsid="007cb378" officeooo:paragraph-rsid="00b8f690" style:font-size-asian="12pt" style:font-weight-asian="normal" style:font-size-complex="12pt" style:font-weight-complex="normal"/>
    </style:style>
    <style:style style:name="P7"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rsid="007ece1c" officeooo:paragraph-rsid="00b8f690" style:font-size-asian="12pt" style:font-weight-asian="normal" style:font-size-complex="12pt" style:font-weight-complex="normal"/>
    </style:style>
    <style:style style:name="P8" style:family="paragraph" style:parent-style-name="Standard">
      <style:paragraph-properties fo:margin-top="0in" fo:margin-bottom="0in" style:contextual-spacing="false" fo:line-height="150%" fo:text-align="justify" style:justify-single-word="false"/>
      <style:text-properties style:font-name="Cambria1" fo:font-size="12pt" style:font-size-asian="12pt" style:font-size-complex="12pt"/>
    </style:style>
    <style:style style:name="P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style:font-size-asian="10pt" style:font-weight-asian="normal" style:font-size-complex="10pt" style:font-weight-complex="normal"/>
    </style:style>
    <style:style style:name="P1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635a97" style:font-size-asian="10pt" style:font-weight-asian="normal" style:font-size-complex="10pt" style:font-weight-complex="normal"/>
    </style:style>
    <style:style style:name="P1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130eff" style:font-size-asian="10pt" style:font-weight-asian="normal" style:font-size-complex="10pt" style:font-weight-complex="normal"/>
    </style:style>
    <style:style style:name="P1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1dce3d" style:font-size-asian="10pt" style:font-weight-asian="normal" style:font-size-complex="10pt" style:font-weight-complex="normal"/>
    </style:style>
    <style:style style:name="P1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7a5dd2" style:font-size-asian="10pt" style:font-weight-asian="normal" style:font-size-complex="10pt" style:font-weight-complex="normal"/>
    </style:style>
    <style:style style:name="P1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7cb378" style:font-size-asian="10pt" style:font-weight-asian="normal" style:font-size-complex="10pt" style:font-weight-complex="normal"/>
    </style:style>
    <style:style style:name="P1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810b75" style:font-size-asian="10pt" style:font-weight-asian="normal" style:font-size-complex="10pt" style:font-weight-complex="normal"/>
    </style:style>
    <style:style style:name="P1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2b993a" style:font-size-asian="10pt" style:font-weight-asian="normal" style:font-size-complex="10pt" style:font-weight-complex="normal"/>
    </style:style>
    <style:style style:name="P1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864181" style:font-size-asian="10pt" style:font-weight-asian="normal" style:font-size-complex="10pt" style:font-weight-complex="normal"/>
    </style:style>
    <style:style style:name="P1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2cb46" style:font-size-asian="10pt" style:font-weight-asian="normal" style:font-size-complex="10pt" style:font-weight-complex="normal"/>
    </style:style>
    <style:style style:name="P1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8f690" style:font-size-asian="10pt" style:font-weight-asian="normal" style:font-size-complex="10pt" style:font-weight-complex="normal"/>
    </style:style>
    <style:style style:name="P2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d2048" style:font-size-asian="10pt" style:font-weight-asian="normal" style:font-size-complex="10pt" style:font-weight-complex="normal"/>
    </style:style>
    <style:style style:name="P2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dc557" style:font-size-asian="10pt" style:font-weight-asian="normal" style:font-size-complex="10pt" style:font-weight-complex="normal"/>
    </style:style>
    <style:style style:name="P2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ee180" style:font-size-asian="10pt" style:font-weight-asian="normal" style:font-size-complex="10pt" style:font-weight-complex="normal"/>
    </style:style>
    <style:style style:name="P2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f874f" style:font-size-asian="10pt" style:font-weight-asian="normal" style:font-size-complex="10pt" style:font-weight-complex="normal"/>
    </style:style>
    <style:style style:name="P2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d08deb" style:font-size-asian="10pt" style:font-weight-asian="normal" style:font-size-complex="10pt" style:font-weight-complex="normal"/>
    </style:style>
    <style:style style:name="P2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332b9e" officeooo:paragraph-rsid="00332b9e" style:font-size-asian="10pt" style:font-weight-asian="normal" style:font-size-complex="10pt" style:font-weight-complex="normal"/>
    </style:style>
    <style:style style:name="P2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130eff" style:font-size-asian="10pt" style:font-weight-asian="normal" style:font-size-complex="10pt" style:font-weight-complex="normal"/>
    </style:style>
    <style:style style:name="P2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15d07c" style:font-size-asian="10pt" style:font-weight-asian="normal" style:font-size-complex="10pt" style:font-weight-complex="normal"/>
    </style:style>
    <style:style style:name="P2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7486d1" style:font-size-asian="10pt" style:font-weight-asian="normal" style:font-size-complex="10pt" style:font-weight-complex="normal"/>
    </style:style>
    <style:style style:name="P2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7a5dd2" style:font-size-asian="10pt" style:font-weight-asian="normal" style:font-size-complex="10pt" style:font-weight-complex="normal"/>
    </style:style>
    <style:style style:name="P3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ae4c0f" style:font-size-asian="10pt" style:font-weight-asian="normal" style:font-size-complex="10pt" style:font-weight-complex="normal"/>
    </style:style>
    <style:style style:name="P3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af7568" style:font-size-asian="10pt" style:font-weight-asian="normal" style:font-size-complex="10pt" style:font-weight-complex="normal"/>
    </style:style>
    <style:style style:name="P3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b2cb46" style:font-size-asian="10pt" style:font-weight-asian="normal" style:font-size-complex="10pt" style:font-weight-complex="normal"/>
    </style:style>
    <style:style style:name="P3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b8f690" style:font-size-asian="10pt" style:font-weight-asian="normal" style:font-size-complex="10pt" style:font-weight-complex="normal"/>
    </style:style>
    <style:style style:name="P3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d7b125" style:font-size-asian="10pt" style:font-weight-asian="normal" style:font-size-complex="10pt" style:font-weight-complex="normal"/>
    </style:style>
    <style:style style:name="P3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0c27e1" officeooo:paragraph-rsid="000c27e1" style:font-size-asian="10pt" style:font-weight-asian="normal" style:font-size-complex="10pt" style:font-weight-complex="normal"/>
    </style:style>
    <style:style style:name="P3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6b934c" officeooo:paragraph-rsid="00b8f690" style:font-size-asian="10pt" style:font-weight-asian="normal" style:font-size-complex="10pt" style:font-weight-complex="normal"/>
    </style:style>
    <style:style style:name="P3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1dce3d" style:font-size-asian="10pt" style:font-weight-asian="normal" style:font-size-complex="10pt" style:font-weight-complex="normal"/>
    </style:style>
    <style:style style:name="P3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864181" style:font-size-asian="10pt" style:font-weight-asian="normal" style:font-size-complex="10pt" style:font-weight-complex="normal"/>
    </style:style>
    <style:style style:name="P3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b8f690" style:font-size-asian="10pt" style:font-weight-asian="normal" style:font-size-complex="10pt" style:font-weight-complex="normal"/>
    </style:style>
    <style:style style:name="P4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cd7f95" style:font-size-asian="10pt" style:font-weight-asian="normal" style:font-size-complex="10pt" style:font-weight-complex="normal"/>
    </style:style>
    <style:style style:name="P4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d2dff4" style:font-size-asian="10pt" style:font-weight-asian="normal" style:font-size-complex="10pt" style:font-weight-complex="normal"/>
    </style:style>
    <style:style style:name="P4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d4ca43" style:font-size-asian="10pt" style:font-weight-asian="normal" style:font-size-complex="10pt" style:font-weight-complex="normal"/>
    </style:style>
    <style:style style:name="P4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d57ae6" style:font-size-asian="10pt" style:font-weight-asian="normal" style:font-size-complex="10pt" style:font-weight-complex="normal"/>
    </style:style>
    <style:style style:name="P4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599aa1" officeooo:paragraph-rsid="00b8f690" style:font-size-asian="10pt" style:font-weight-asian="normal" style:font-size-complex="10pt" style:font-weight-complex="normal"/>
    </style:style>
    <style:style style:name="P4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372c01" officeooo:paragraph-rsid="00b8f690" style:font-size-asian="10pt" style:font-weight-asian="normal" style:font-size-complex="10pt" style:font-weight-complex="normal"/>
    </style:style>
    <style:style style:name="P4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24fe7b" officeooo:paragraph-rsid="0024fe7b" style:font-size-asian="10pt" style:font-weight-asian="normal" style:font-size-complex="10pt" style:font-weight-complex="normal"/>
    </style:style>
    <style:style style:name="P4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9b5f6" officeooo:paragraph-rsid="0079b5f6" style:font-size-asian="10pt" style:font-weight-asian="normal" style:font-size-complex="10pt" style:font-weight-complex="normal"/>
    </style:style>
    <style:style style:name="P4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a5dd2" officeooo:paragraph-rsid="007a5dd2" style:font-size-asian="10pt" style:font-weight-asian="normal" style:font-size-complex="10pt" style:font-weight-complex="normal"/>
    </style:style>
    <style:style style:name="P4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abe67" officeooo:paragraph-rsid="007abe67" style:font-size-asian="10pt" style:font-weight-asian="normal" style:font-size-complex="10pt" style:font-weight-complex="normal"/>
    </style:style>
    <style:style style:name="P5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ece1c" officeooo:paragraph-rsid="007ece1c" style:font-size-asian="10pt" style:font-weight-asian="normal" style:font-size-complex="10pt" style:font-weight-complex="normal"/>
    </style:style>
    <style:style style:name="P5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ece1c" officeooo:paragraph-rsid="00b8f690" style:font-size-asian="10pt" style:font-weight-asian="normal" style:font-size-complex="10pt" style:font-weight-complex="normal"/>
    </style:style>
    <style:style style:name="P5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cb378" officeooo:paragraph-rsid="007ece1c" style:font-size-asian="10pt" style:font-weight-asian="normal" style:font-size-complex="10pt" style:font-weight-complex="normal"/>
    </style:style>
    <style:style style:name="P5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cb378" officeooo:paragraph-rsid="00b8f690" style:font-size-asian="10pt" style:font-weight-asian="normal" style:font-size-complex="10pt" style:font-weight-complex="normal"/>
    </style:style>
    <style:style style:name="P5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26521a" officeooo:paragraph-rsid="00810b75" style:font-size-asian="10pt" style:font-weight-asian="normal" style:font-size-complex="10pt" style:font-weight-complex="normal"/>
    </style:style>
    <style:style style:name="P5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822382" officeooo:paragraph-rsid="00b8f690" style:font-size-asian="10pt" style:font-weight-asian="normal" style:font-size-complex="10pt" style:font-weight-complex="normal"/>
    </style:style>
    <style:style style:name="P5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6f10df" officeooo:paragraph-rsid="009094cc" style:font-size-asian="10pt" style:font-weight-asian="normal" style:font-size-complex="10pt" style:font-weight-complex="normal"/>
    </style:style>
    <style:style style:name="P5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6b583" officeooo:paragraph-rsid="00b2cb46" style:font-size-asian="10pt" style:font-weight-asian="normal" style:font-size-complex="10pt" style:font-weight-complex="normal"/>
    </style:style>
    <style:style style:name="P5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5d07c" officeooo:paragraph-rsid="00a997fd" style:font-size-asian="10pt" style:font-weight-asian="normal" style:font-size-complex="10pt" style:font-weight-complex="normal"/>
    </style:style>
    <style:style style:name="P5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5d07c" officeooo:paragraph-rsid="009c8f91" style:font-size-asian="10pt" style:font-weight-asian="normal" style:font-size-complex="10pt" style:font-weight-complex="normal"/>
    </style:style>
    <style:style style:name="P6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0f91a3" officeooo:paragraph-rsid="00b8f690" style:font-size-asian="10pt" style:font-weight-asian="normal" style:font-size-complex="10pt" style:font-weight-complex="normal"/>
    </style:style>
    <style:style style:name="P6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0f91a3" officeooo:paragraph-rsid="00b2cb46" style:font-size-asian="10pt" style:font-weight-asian="normal" style:font-size-complex="10pt" style:font-weight-complex="normal"/>
    </style:style>
    <style:style style:name="P6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80e1f2" officeooo:paragraph-rsid="0080e1f2" style:font-size-asian="8.75pt" style:font-weight-asian="normal" style:font-size-complex="10pt" style:font-weight-complex="normal"/>
    </style:style>
    <style:style style:name="P6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87b426" officeooo:paragraph-rsid="00b8f690" style:font-size-asian="8.75pt" style:font-weight-asian="normal" style:font-size-complex="10pt" style:font-weight-complex="normal"/>
    </style:style>
    <style:style style:name="P6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bold" officeooo:rsid="007a5dd2" officeooo:paragraph-rsid="007a5dd2" style:font-size-asian="10pt" style:font-weight-asian="bold" style:font-size-complex="10pt" style:font-weight-complex="bold"/>
    </style:style>
    <style:style style:name="P6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font-size-asian="10pt" style:font-size-complex="10pt"/>
    </style:style>
    <style:style style:name="P6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weight="normal" style:font-size-asian="10pt" style:font-weight-asian="normal" style:font-size-complex="10pt" style:font-weight-complex="normal"/>
    </style:style>
    <style:style style:name="P6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6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italic" style:text-underline-style="none" fo:font-weight="normal" officeooo:paragraph-rsid="003ddfba" style:font-size-asian="10pt" style:font-style-asian="italic" style:font-weight-asian="normal" style:font-size-complex="10pt" style:font-style-complex="italic" style:font-weight-complex="normal"/>
    </style:style>
    <style:style style:name="P6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normal" style:text-underline-style="none" fo:font-weight="normal" officeooo:rsid="00280289" officeooo:paragraph-rsid="00280289" style:font-size-asian="8.75pt" style:font-style-asian="normal" style:font-weight-asian="normal" style:font-size-complex="10pt" style:font-style-complex="normal" style:font-weight-complex="normal"/>
    </style:style>
    <style:style style:name="P7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normal" style:text-underline-style="none" fo:font-weight="normal" officeooo:rsid="00280289" officeooo:paragraph-rsid="00130eff" style:font-size-asian="8.75pt" style:font-style-asian="normal" style:font-weight-asian="normal" style:font-size-complex="10pt" style:font-style-complex="normal" style:font-weight-complex="normal"/>
    </style:style>
    <style:style style:name="P7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normal" style:text-underline-style="none" fo:font-weight="normal" officeooo:rsid="002b993a" officeooo:paragraph-rsid="00b8f690" style:font-size-asian="8.75pt" style:font-style-asian="normal" style:font-weight-asian="normal" style:font-size-complex="10pt" style:font-style-complex="normal" style:font-weight-complex="normal"/>
    </style:style>
    <style:style style:name="P72" style:family="paragraph" style:parent-style-name="Standard">
      <style:paragraph-properties fo:margin-top="0in" fo:margin-bottom="0in" style:contextual-spacing="false" fo:line-height="150%" fo:text-align="justify" style:justify-single-word="false"/>
      <style:text-properties style:font-name="Cambria1" fo:font-size="10pt" fo:language="bg" fo:country="BG" style:text-underline-style="none" fo:font-weight="normal" style:font-size-asian="10pt" style:font-weight-asian="normal" style:font-size-complex="10pt" style:font-weight-complex="normal"/>
    </style:style>
    <style:style style:name="P73" style:family="paragraph" style:parent-style-name="Standard">
      <style:paragraph-properties fo:margin-top="0in" fo:margin-bottom="0in" style:contextual-spacing="false" fo:line-height="150%" fo:text-align="justify" style:justify-single-word="false"/>
      <style:text-properties style:font-name="Cambria1" fo:font-size="11pt" fo:language="en" fo:country="US" style:text-underline-style="none" fo:font-weight="normal" style:font-size-asian="11pt" style:font-weight-asian="normal" style:font-size-complex="11pt" style:font-weight-complex="normal"/>
    </style:style>
    <style:style style:name="P74" style:family="paragraph" style:parent-style-name="Standard">
      <style:paragraph-properties fo:margin-top="0in" fo:margin-bottom="0in" style:contextual-spacing="false" fo:line-height="150%" fo:text-align="justify" style:justify-single-word="false"/>
      <style:text-properties fo:font-size="10pt" fo:language="en" fo:country="US" style:font-size-asian="10pt" style:font-size-complex="10pt"/>
    </style:style>
    <style:style style:name="P75" style:family="paragraph" style:parent-style-name="Standard">
      <style:paragraph-properties fo:margin-top="0in" fo:margin-bottom="0in" style:contextual-spacing="false" fo:line-height="150%" fo:text-align="justify" style:justify-single-word="false"/>
      <style:text-properties fo:font-size="12pt" fo:language="en" fo:country="US" style:font-size-asian="12pt" style:font-size-complex="12pt"/>
    </style:style>
    <style:style style:name="P76" style:family="paragraph" style:parent-style-name="Standard">
      <style:paragraph-properties fo:margin-top="0in" fo:margin-bottom="0in" style:contextual-spacing="false" fo:line-height="150%" fo:text-align="justify" style:justify-single-word="false"/>
      <style:text-properties fo:font-size="12pt" fo:language="en" fo:country="US" officeooo:rsid="0060c49a" officeooo:paragraph-rsid="0060c49a" style:font-size-asian="12pt" style:font-size-complex="12pt"/>
    </style:style>
    <style:style style:name="P77" style:family="paragraph" style:parent-style-name="Standard">
      <style:paragraph-properties fo:margin-top="0in" fo:margin-bottom="0in" style:contextual-spacing="false" fo:line-height="150%" fo:text-align="justify" style:justify-single-word="false"/>
      <style:text-properties officeooo:paragraph-rsid="00810b75"/>
    </style:style>
    <style:style style:name="P78" style:family="paragraph" style:parent-style-name="Standard">
      <style:paragraph-properties fo:margin-top="0in" fo:margin-bottom="0in" style:contextual-spacing="false" fo:line-height="150%" fo:text-align="justify" style:justify-single-word="false"/>
      <style:text-properties style:font-name="Cambria" fo:font-size="10pt" fo:language="en" fo:country="US" style:text-underline-style="none" fo:font-weight="normal" style:font-name-asian="Cambria" style:font-size-asian="10pt" style:font-weight-asian="normal" style:font-size-complex="10pt" style:font-weight-complex="normal"/>
    </style:style>
    <style:style style:name="P79" style:family="paragraph" style:parent-style-name="Standard">
      <style:paragraph-properties fo:margin-top="0in" fo:margin-bottom="0in" style:contextual-spacing="false" fo:line-height="150%" fo:text-align="justify" style:justify-single-word="false"/>
      <style:text-properties style:font-name="Cambria" fo:font-size="10pt" fo:language="en" fo:country="US" style:text-underline-style="none" fo:font-weight="normal" officeooo:rsid="007ece1c" officeooo:paragraph-rsid="00d4ca43" style:font-name-asian="Cambria" style:font-size-asian="10pt" style:font-weight-asian="normal" style:font-name-complex="RealpageTIM4" style:font-size-complex="10pt" style:font-weight-complex="normal"/>
    </style:style>
    <style:style style:name="P80"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130eff" officeooo:paragraph-rsid="00130eff" style:font-size-asian="10pt" style:font-weight-asian="normal" style:font-size-complex="10pt" style:font-weight-complex="normal"/>
    </style:style>
    <style:style style:name="P81"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130eff" officeooo:paragraph-rsid="008e1b08" style:font-size-asian="10pt" style:font-weight-asian="normal" style:font-size-complex="10pt" style:font-weight-complex="normal"/>
    </style:style>
    <style:style style:name="P82"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130eff" officeooo:paragraph-rsid="00954de2" style:font-size-asian="10pt" style:font-weight-asian="normal" style:font-size-complex="10pt" style:font-weight-complex="normal"/>
    </style:style>
    <style:style style:name="P83"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559ac1" officeooo:paragraph-rsid="00954de2" style:font-size-asian="10pt" style:font-weight-asian="normal" style:font-size-complex="10pt" style:font-weight-complex="normal"/>
    </style:style>
    <style:style style:name="P84" style:family="paragraph" style:parent-style-name="Standard">
      <style:paragraph-properties fo:text-align="justify" style:justify-single-word="false" style:text-autospace="none"/>
      <style:text-properties style:font-name="RealpageTIM4" fo:font-size="10pt" style:font-name-asian="RealpageTIM4" style:font-size-asian="10pt" style:font-name-complex="RealpageTIM4" style:font-size-complex="10pt"/>
    </style:style>
    <style:style style:name="P85" style:family="paragraph" style:parent-style-name="Standard">
      <style:paragraph-properties fo:text-align="justify" style:justify-single-word="false" style:text-autospace="none"/>
      <style:text-properties style:font-name="RealpageTIM4" fo:font-size="8.5pt" style:font-name-asian="RealpageTIM4" style:font-size-asian="8.5pt" style:font-name-complex="RealpageTIM4" style:font-size-complex="8.5pt"/>
    </style:style>
    <style:style style:name="P86" style:family="paragraph" style:parent-style-name="Standard" style:list-style-name="L1">
      <style:paragraph-properties fo:margin-top="0in" fo:margin-bottom="0in" style:contextual-spacing="false" fo:line-height="150%" fo:text-align="justify" style:justify-single-word="false"/>
      <style:text-properties style:font-name="Cambria1" fo:font-size="12pt" fo:language="en" fo:country="US" style:text-underline-style="none" fo:font-weight="normal" style:font-size-asian="12pt" style:font-weight-asian="normal" style:font-size-complex="12pt" style:font-weight-complex="normal"/>
    </style:style>
    <style:style style:name="P8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ee180" style:font-size-asian="10pt" style:font-weight-asian="normal" style:font-size-complex="10pt" style:font-weight-complex="normal"/>
    </style:style>
    <style:style style:name="P8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dd2e92" style:font-size-asian="10pt" style:font-weight-asian="normal" style:font-size-complex="10pt" style:font-weight-complex="normal"/>
    </style:style>
    <style:style style:name="P8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e72f63" style:font-size-asian="10pt" style:font-weight-asian="normal" style:font-size-complex="10pt" style:font-weight-complex="normal"/>
    </style:style>
    <style:style style:name="P9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e9df14" style:font-size-asian="10pt" style:font-weight-asian="normal" style:font-size-complex="10pt" style:font-weight-complex="normal"/>
    </style:style>
    <style:style style:name="P9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f0bf09" style:font-size-asian="10pt" style:font-weight-asian="normal" style:font-size-complex="10pt" style:font-weight-complex="normal"/>
    </style:style>
    <style:style style:name="P9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7cb378" style:font-size-asian="10pt" style:font-weight-asian="normal" style:font-size-complex="10pt" style:font-weight-complex="normal"/>
    </style:style>
    <style:style style:name="P9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7fe973" style:font-size-asian="10pt" style:font-weight-asian="normal" style:font-size-complex="10pt" style:font-weight-complex="normal"/>
    </style:style>
    <style:style style:name="P9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8f690" style:font-size-asian="10pt" style:font-weight-asian="normal" style:font-size-complex="10pt" style:font-weight-complex="normal"/>
    </style:style>
    <style:style style:name="P9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f1ced3" officeooo:paragraph-rsid="00f1ced3"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font-style="italic" officeooo:rsid="00483cd1" style:font-style-asian="italic" style:font-style-complex="italic"/>
    </style:style>
    <style:style style:name="T3" style:family="text">
      <style:text-properties fo:font-style="italic" officeooo:rsid="00e72f63" style:font-style-asian="italic" style:font-style-complex="italic"/>
    </style:style>
    <style:style style:name="T4" style:family="text">
      <style:text-properties fo:font-style="italic" officeooo:rsid="00ee911b"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500170" style:font-style-asian="normal" style:font-style-complex="normal"/>
    </style:style>
    <style:style style:name="T7" style:family="text">
      <style:text-properties fo:font-style="normal" officeooo:rsid="00510392" style:font-style-asian="normal" style:font-style-complex="normal"/>
    </style:style>
    <style:style style:name="T8" style:family="text">
      <style:text-properties fo:font-style="normal" officeooo:rsid="00527a31" style:font-style-asian="normal" style:font-style-complex="normal"/>
    </style:style>
    <style:style style:name="T9" style:family="text">
      <style:text-properties fo:font-style="normal" officeooo:rsid="0053bcc0" style:font-style-asian="normal" style:font-style-complex="normal"/>
    </style:style>
    <style:style style:name="T10" style:family="text">
      <style:text-properties fo:font-style="normal" officeooo:rsid="00626a85" style:font-style-asian="normal" style:font-style-complex="normal"/>
    </style:style>
    <style:style style:name="T11" style:family="text">
      <style:text-properties fo:font-style="normal" officeooo:rsid="00635a97" style:font-style-asian="normal" style:font-style-complex="normal"/>
    </style:style>
    <style:style style:name="T12" style:family="text">
      <style:text-properties fo:font-style="normal" officeooo:rsid="007486d1" style:font-style-asian="normal" style:font-style-complex="normal"/>
    </style:style>
    <style:style style:name="T13" style:family="text">
      <style:text-properties fo:font-style="normal" officeooo:rsid="007660c9" style:font-style-asian="normal" style:font-style-complex="normal"/>
    </style:style>
    <style:style style:name="T14" style:family="text">
      <style:text-properties fo:font-style="normal" officeooo:rsid="00bc0408" style:font-style-asian="normal" style:font-style-complex="normal"/>
    </style:style>
    <style:style style:name="T15" style:family="text">
      <style:text-properties fo:font-style="normal" officeooo:rsid="00bd2048" style:font-style-asian="normal" style:font-style-complex="normal"/>
    </style:style>
    <style:style style:name="T16" style:family="text">
      <style:text-properties fo:font-style="normal" officeooo:rsid="00bdc557" style:font-style-asian="normal" style:font-style-complex="normal"/>
    </style:style>
    <style:style style:name="T17" style:family="text">
      <style:text-properties fo:font-style="normal" officeooo:rsid="00c63b9e" style:font-style-asian="normal" style:font-style-complex="normal"/>
    </style:style>
    <style:style style:name="T18" style:family="text">
      <style:text-properties fo:font-style="normal" officeooo:rsid="00e72f63" style:font-style-asian="normal" style:font-style-complex="normal"/>
    </style:style>
    <style:style style:name="T19" style:family="text">
      <style:text-properties fo:font-style="normal" officeooo:rsid="00ee911b" style:font-style-asian="normal" style:font-style-complex="normal"/>
    </style:style>
    <style:style style:name="T20" style:family="text">
      <style:text-properties fo:font-style="normal" officeooo:rsid="00280289" style:font-size-asian="8.75pt" style:font-style-asian="normal" style:font-style-complex="normal"/>
    </style:style>
    <style:style style:name="T21" style:family="text">
      <style:text-properties fo:font-style="normal" officeooo:rsid="0029ad59" style:font-size-asian="8.75pt" style:font-style-asian="normal" style:font-style-complex="normal"/>
    </style:style>
    <style:style style:name="T22" style:family="text">
      <style:text-properties fo:font-style="normal" officeooo:rsid="00ad833f" style:font-size-asian="8.75pt" style:font-style-asian="normal" style:font-style-complex="normal"/>
    </style:style>
    <style:style style:name="T23" style:family="text">
      <style:text-properties fo:font-size="10pt" style:font-size-asian="10pt" style:font-size-complex="10pt"/>
    </style:style>
    <style:style style:name="T24" style:family="text">
      <style:text-properties fo:font-size="10pt" officeooo:rsid="00848ce8" style:font-size-asian="10pt" style:font-size-complex="10pt"/>
    </style:style>
    <style:style style:name="T25" style:family="text">
      <style:text-properties fo:font-size="10pt" style:text-underline-style="none" fo:font-weight="normal" style:font-size-asian="10pt" style:font-weight-asian="normal" style:font-size-complex="10pt" style:font-weight-complex="normal"/>
    </style:style>
    <style:style style:name="T26" style:family="text">
      <style:text-properties fo:font-size="10pt" style:text-underline-style="none" fo:font-weight="normal" officeooo:rsid="00e72f63" style:font-size-asian="10pt" style:font-weight-asian="normal" style:font-size-complex="10pt" style:font-weight-complex="normal"/>
    </style:style>
    <style:style style:name="T27" style:family="text">
      <style:text-properties fo:font-size="10pt" style:font-name-asian="AdvOT863180fb" style:font-size-asian="10pt" style:font-name-complex="AdvOT863180fb" style:font-size-complex="10pt"/>
    </style:style>
    <style:style style:name="T28" style:family="text">
      <style:text-properties fo:font-size="10pt" fo:font-style="italic" style:text-underline-style="solid" style:text-underline-width="auto" style:text-underline-color="font-color" style:font-name-asian="AdvOT863180fb" style:font-size-asian="10pt" style:font-style-asian="italic" style:font-name-complex="AdvOT863180fb" style:font-size-complex="10pt" style:font-style-complex="italic"/>
    </style:style>
    <style:style style:name="T29" style:family="text">
      <style:text-properties style:text-underline-style="none" fo:font-weight="normal" style:font-weight-asian="normal" style:font-weight-complex="normal"/>
    </style:style>
    <style:style style:name="T30" style:family="text">
      <style:text-properties officeooo:rsid="00da92cd" style:font-name-asian="Code2000" style:font-name-complex="Code2000"/>
    </style:style>
    <style:style style:name="T31" style:family="text">
      <style:text-properties officeooo:rsid="00dae51a" style:font-name-asian="Code2000" style:font-name-complex="Code2000"/>
    </style:style>
    <style:style style:name="T32" style:family="text">
      <style:text-properties officeooo:rsid="00dd2e92" style:font-name-asian="Code2000" style:font-name-complex="Code2000"/>
    </style:style>
    <style:style style:name="T33" style:family="text">
      <style:text-properties style:font-name="Cambria1" fo:font-size="10pt" fo:language="en" fo:country="US" style:text-underline-style="none" fo:font-weight="normal" style:font-size-asian="10pt" style:font-weight-asian="normal" style:font-size-complex="10pt" style:font-weight-complex="normal"/>
    </style:style>
    <style:style style:name="T34" style:family="text">
      <style:text-properties style:font-name="Cambria1" fo:font-size="10pt" fo:language="en" fo:country="US" style:text-underline-style="none" fo:font-weight="normal" officeooo:rsid="00e2d137" style:font-size-asian="10pt" style:font-weight-asian="normal" style:font-size-complex="10pt" style:font-weight-complex="normal"/>
    </style:style>
    <style:style style:name="T35" style:family="text">
      <style:text-properties fo:color="#ff0000"/>
    </style:style>
    <style:style style:name="T36" style:family="text">
      <style:text-properties style:font-name="RealpageHEL1" fo:font-size="6pt" style:font-name-asian="RealpageHEL1" style:font-size-asian="6pt" style:font-name-complex="RealpageHEL1" style:font-size-complex="6pt"/>
    </style:style>
    <style:style style:name="T37" style:family="text">
      <style:text-properties style:font-name="RealpageTIM4" fo:font-size="8.5pt" style:font-name-asian="RealpageTIM4" style:font-size-asian="8.5pt" style:font-name-complex="RealpageTIM4" style:font-size-complex="8.5pt"/>
    </style:style>
    <style:style style:name="T38" style:family="text">
      <style:text-properties fo:language="en" fo:country="US" style:text-underline-style="none" fo:font-weight="normal" style:font-weight-asian="normal" style:font-weight-complex="normal"/>
    </style:style>
    <style:style style:name="T39" style:family="text">
      <style:text-properties style:font-name="Cambria" officeooo:rsid="007ece1c" style:font-name-asian="Cambria" style:font-name-complex="RealpageTIM4"/>
    </style:style>
    <style:style style:name="T40" style:family="text">
      <style:text-properties style:font-name="Cambria" officeooo:rsid="007ece1c" style:font-name-asian="Cambria"/>
    </style:style>
    <style:style style:name="T41" style:family="text">
      <style:text-properties fo:font-size="8.5pt" style:font-size-asian="8.5pt" style:font-size-complex="8.5pt"/>
    </style:style>
    <style:style style:name="T42" style:family="text">
      <style:text-properties style:font-name="RealpageTIM5" fo:font-size="6.5pt" style:font-name-asian="RealpageTIM5" style:font-size-asian="6.5pt" style:font-name-complex="RealpageTIM5" style:font-size-complex="6.5pt"/>
    </style:style>
    <style:style style:name="T43" style:family="text">
      <style:text-properties style:font-name="RealpageYTIM3-Italic" fo:font-size="8.5pt" fo:font-style="italic" style:font-name-asian="RealpageYTIM3-Italic" style:font-size-asian="8.5pt" style:font-style-asian="italic" style:font-name-complex="RealpageYTIM3-Italic" style:font-size-complex="8.5pt" style:font-style-complex="italic"/>
    </style:style>
    <style:style style:name="T44" style:family="text">
      <style:text-properties style:font-name="RealpageUNI3" fo:font-size="8.5pt" style:font-name-asian="RealpageUNI3" style:font-size-asian="8.5pt" style:font-name-complex="RealpageUNI3" style:font-size-complex="8.5pt"/>
    </style:style>
    <style:style style:name="T45" style:family="text">
      <style:text-properties fo:color="#000000" style:font-name="Cambria" fo:font-size="10pt" fo:language="en" fo:country="US" style:text-underline-style="none" fo:font-weight="normal" style:font-name-asian="New Baskerville" style:font-size-asian="10pt" style:font-weight-asian="normal" style:font-name-complex="New Baskerville" style:font-size-complex="10pt" style:font-weight-complex="normal"/>
    </style:style>
    <style:style style:name="T46" style:family="text">
      <style:text-properties fo:color="#000000" style:font-name="Cambria" fo:font-size="10pt" fo:language="en" fo:country="US" style:text-underline-style="none" fo:font-weight="normal" officeooo:rsid="00e2d137" style:font-name-asian="New Baskerville" style:font-size-asian="10pt" style:font-weight-asian="normal" style:font-name-complex="New Baskerville" style:font-size-complex="10pt" style:font-weight-complex="normal"/>
    </style:style>
    <style:style style:name="T47" style:family="text">
      <style:text-properties officeooo:rsid="000e21c6"/>
    </style:style>
    <style:style style:name="T48" style:family="text">
      <style:text-properties officeooo:rsid="000f91a3"/>
    </style:style>
    <style:style style:name="T49" style:family="text">
      <style:text-properties officeooo:rsid="0015d07c"/>
    </style:style>
    <style:style style:name="T50" style:family="text">
      <style:text-properties officeooo:rsid="001a8b93"/>
    </style:style>
    <style:style style:name="T51" style:family="text">
      <style:text-properties officeooo:rsid="001acd6f"/>
    </style:style>
    <style:style style:name="T52" style:family="text">
      <style:text-properties officeooo:rsid="001de776"/>
    </style:style>
    <style:style style:name="T53" style:family="text">
      <style:text-properties officeooo:rsid="001eb2bb"/>
    </style:style>
    <style:style style:name="T54" style:family="text">
      <style:text-properties officeooo:rsid="001fbaa0"/>
    </style:style>
    <style:style style:name="T55" style:family="text">
      <style:text-properties officeooo:rsid="0024fe7b"/>
    </style:style>
    <style:style style:name="T56" style:family="text">
      <style:text-properties officeooo:rsid="002d8863"/>
    </style:style>
    <style:style style:name="T57" style:family="text">
      <style:text-properties officeooo:rsid="0031e221"/>
    </style:style>
    <style:style style:name="T58" style:family="text">
      <style:text-properties officeooo:rsid="003886ff"/>
    </style:style>
    <style:style style:name="T59" style:family="text">
      <style:text-properties officeooo:rsid="003b06c3"/>
    </style:style>
    <style:style style:name="T60" style:family="text">
      <style:text-properties officeooo:rsid="003bb8f7"/>
    </style:style>
    <style:style style:name="T61" style:family="text">
      <style:text-properties officeooo:rsid="003c0a30"/>
    </style:style>
    <style:style style:name="T62" style:family="text">
      <style:text-properties officeooo:rsid="003ddfba"/>
    </style:style>
    <style:style style:name="T63" style:family="text">
      <style:text-properties officeooo:rsid="00431787"/>
    </style:style>
    <style:style style:name="T64" style:family="text">
      <style:text-properties officeooo:rsid="00483cd1"/>
    </style:style>
    <style:style style:name="T65" style:family="text">
      <style:text-properties officeooo:rsid="004fc02c"/>
    </style:style>
    <style:style style:name="T66" style:family="text">
      <style:text-properties officeooo:rsid="00559ac1"/>
    </style:style>
    <style:style style:name="T67" style:family="text">
      <style:text-properties officeooo:rsid="0057785b"/>
    </style:style>
    <style:style style:name="T68" style:family="text">
      <style:text-properties officeooo:rsid="0061284b"/>
    </style:style>
    <style:style style:name="T69" style:family="text">
      <style:text-properties officeooo:rsid="00626a85"/>
    </style:style>
    <style:style style:name="T70" style:family="text">
      <style:text-properties officeooo:rsid="0062cf9c"/>
    </style:style>
    <style:style style:name="T71" style:family="text">
      <style:text-properties officeooo:rsid="00635a97"/>
    </style:style>
    <style:style style:name="T72" style:family="text">
      <style:text-properties officeooo:rsid="0063c7d8"/>
    </style:style>
    <style:style style:name="T73" style:family="text">
      <style:text-properties officeooo:rsid="00648257"/>
    </style:style>
    <style:style style:name="T74" style:family="text">
      <style:text-properties officeooo:rsid="0069366f"/>
    </style:style>
    <style:style style:name="T75" style:family="text">
      <style:text-properties officeooo:rsid="006b28ee"/>
    </style:style>
    <style:style style:name="T76" style:family="text">
      <style:text-properties officeooo:rsid="007486d1"/>
    </style:style>
    <style:style style:name="T77" style:family="text">
      <style:text-properties officeooo:rsid="0079b5f6"/>
    </style:style>
    <style:style style:name="T78" style:family="text">
      <style:text-properties officeooo:rsid="007d14b0"/>
    </style:style>
    <style:style style:name="T79" style:family="text">
      <style:text-properties officeooo:rsid="008fd74d"/>
    </style:style>
    <style:style style:name="T80" style:family="text">
      <style:text-properties officeooo:rsid="00954de2"/>
    </style:style>
    <style:style style:name="T81" style:family="text">
      <style:text-properties officeooo:rsid="0015d07c" style:font-size-asian="10pt"/>
    </style:style>
    <style:style style:name="T82" style:family="text">
      <style:text-properties officeooo:rsid="00ac7bbb" style:font-size-asian="10pt"/>
    </style:style>
    <style:style style:name="T83" style:family="text">
      <style:text-properties officeooo:rsid="00b8f690"/>
    </style:style>
    <style:style style:name="T84" style:family="text">
      <style:text-properties officeooo:rsid="00ba9746"/>
    </style:style>
    <style:style style:name="T85" style:family="text">
      <style:text-properties officeooo:rsid="00bc0408"/>
    </style:style>
    <style:style style:name="T86" style:family="text">
      <style:text-properties officeooo:rsid="00c19286"/>
    </style:style>
    <style:style style:name="T87" style:family="text">
      <style:text-properties fo:font-weight="bold" officeooo:rsid="001de776" style:font-weight-asian="bold" style:font-weight-complex="bold"/>
    </style:style>
    <style:style style:name="T88" style:family="text">
      <style:text-properties fo:font-weight="bold" officeooo:rsid="00c48159" style:font-weight-asian="bold" style:font-weight-complex="bold"/>
    </style:style>
    <style:style style:name="T89" style:family="text">
      <style:text-properties officeooo:rsid="00d05329"/>
    </style:style>
    <style:style style:name="T90" style:family="text">
      <style:text-properties officeooo:rsid="00d08deb"/>
    </style:style>
    <style:style style:name="T91" style:family="text">
      <style:text-properties officeooo:rsid="00d1aacd"/>
    </style:style>
    <style:style style:name="T92" style:family="text">
      <style:text-properties officeooo:rsid="00da92cd"/>
    </style:style>
    <style:style style:name="T93" style:family="text">
      <style:text-properties officeooo:rsid="00dd2e92"/>
    </style:style>
    <style:style style:name="T94" style:family="text">
      <style:text-properties officeooo:rsid="00e72f63"/>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65"/>
      <text:p text:style-name="P65"/>
      <text:p text:style-name="P65"/>
      <text:p text:style-name="P65"/>
      <text:p text:style-name="P65"/>
      <text:p text:style-name="P65"/>
      <text:p text:style-name="P65"/>
      <text:p text:style-name="P65"/>
      <text:p text:style-name="P65"/>
      <text:p text:style-name="P66">Learning about Our Neighborhoods </text:p>
      <text:p text:style-name="P66">through Web Map Stories</text:p>
      <text:p text:style-name="P65"/>
      <text:p text:style-name="P65"/>
      <text:p text:style-name="P65"/>
      <text:p text:style-name="P65">San Francisco State University</text:p>
      <text:p text:style-name="P65">Department of Geography and Environment</text:p>
      <text:p text:style-name="P65">In partial fulfillment of a Master of Arts Degree</text:p>
      <text:p text:style-name="P65"/>
      <text:p text:style-name="P65"/>
      <text:p text:style-name="P65"/>
      <text:p text:style-name="P65">Dariya Draganova</text:p>
      <text:p text:style-name="P65"/>
      <text:p text:style-name="P65"/>
      <text:p text:style-name="P65">Advisers: </text:p>
      <text:p text:style-name="P65">Dr. Nancy Wilkinson and Dr. Jerry Davis </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text:soft-page-break/>Foreword</text:p>
      <text:p text:style-name="P67"/>
      <text:p text:style-name="P68">“<text:span text:style-name="T62">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67"/>
      <text:p text:style-name="P9"><text:tab/>With many economic opportunities to offer, cities are luring people out of rural landscapes. <text:s/>And so, the world population is urbanizing, with the latest figure at 54% urban and increasing (United Nations 2014). <text:s/>An even greater percentage of the population is urban in economically developed regions. <text:s/>In the USA, it is 81%, and in the State of California, an incredible 95% of the population is urban (US Census 2010). <text:s/>Unfortunately, there are consequences of urbanization, not the least of which are the physical, psychological, and educational detachment from nature.</text:p>
      <text:p text:style-name="P9"><text:tab/>Cities, by virtue of their current design,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But how many are actually making the journey, and what demographics can regularly afford to <text:s/>travel well outside their cities for this experience? <text:s/><text:tab/></text:p>
      <text:p text:style-name="P9"><text:tab/>As we continue to perceive nature to exist outside of our urban spaces, we are also losing generations-worth of ecological knowledge. <text:s/>We are experiencing a phenomenon that Peter Kahn (2002) calls Environmental Generational Amnesia. <text:s/>In our continuously changing and ecologically degrading landscapes, each new generation has no memory of the natural environment as it might have been during prior generations. <text:s/>Each new generation is taking the newly degraded environment as the standard, and is losing the ability to experience, recognize, and appreciate the natural world and its systems.<text:span text:style-name="T35"> <text:s/></text:span></text:p>
      <text:p text:style-name="P9"><text:tab/>A deterrent to Environmental Generational Amnesia is re-introducing ecological knowledge to young people through the educational system. <text:s/>However, the ecological principles that underpin the fabric of our societies are often not taught at schools <text:span text:style-name="T61">and city environments are almost never considered in existing environmental education programs</text:span> <text:span text:style-name="T60">(Greenwood 2009; McClaren 2009)</text:span>. <text:s/>Children spend most of their time learning indoors and are rarely introduced to the outdoor world within an educational framework. <text:s/>In this way, generations are raised “without a clue why the color of the water in their rivers is related to their food supply, or why storms are becoming more severe as the planet warms. The same persons as adults will create businesses, vote, have families, and above all, consume” (Orr 1992, 5).</text:p>
      <text:p text:style-name="P9"><text:tab/>So, detachment from nature persists. <text:s/>But how can we begin to solve this complex problem? <text:s/>I believe we need to start by having all people recognize that the geographic reality <text:soft-page-break/>of “nature” is different from the perceived rigid spatial dichotomy between “urban” and “wild”. <text:s/>Nature - wild nature - is very much present in cities, and is best represented by the wildlife that seeks to use our urban trees, creeks, backyard gardens, and local parks. <text:s text:c="2"/>Cities do not offer the grand scenery of large wild forests, grasslands, wetlands, wild rivers, or whatever your version of a wild natural landscape might be, but you can find a hermit thrush overwintering in your backyard just as you can find it raising its young in remote and wild scrub lands. <text:s/>You can find salmon and steelhead making their way up your local urban creek just as you will find them making their way up the Wild and Scenic Eel River. <text:s/>And we can have those special, highly memorable, experiences with wild nature without ever exiting our cities. <text:s text:c="2"/>It is true that the natural habitats found in urban areas, like those in our backyards, parks, alongside streets and creeks, often constitute an urban ecosystem that is disturbed, unhealthy, and poorly representative of <text:s/>the native, pre-urban ecosystem (Orr 1992), but it is nonetheless there, and when we begin to recognize it, talk about it, and experience it, we will also begin to care about it, to learn from it, and improve it. <text:s/></text:p>
      <text:p text:style-name="P9"/>
      <text:p text:style-name="P1">Introduction </text:p>
      <text:p text:style-name="P9"/>
      <text:p text:style-name="P9"><text:tab/>This thesis addresses the problem of human detachment from nature. <text:s/>As I said above, more and more people are detached from nature as a consequence of living in an urban setting. I believe we need to start by having urban dwellers recognize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Cities can also be quite important for wildlife or can otherwise be impactful to migrating populations. <text:s/>This is of course conditional on geography and local events. <text:s/>A century and more ago some U.S. cities were the last places of refuge for hunted wildlife. <text:s/>Bailey (1905, 112) notes “It is a most significant fact that while many county regions are practically shot clean of animal life, sometimes even to songbirds, the parks and other public properties in cities often support this wildlife in abundance.” </text:p>
      <text:p text:style-name="P9"><text:tab/>Getting city people to recognize the wildlife and ecosystems that exist around them requires that they become more ecologically knowledgeable. <text:s/>Ecological <text:span text:style-name="T1">il</text:span>literacy haunts our past; in complete ignorance of the <text:s/>ecosystem and landscape consequences, we wiped out the American bison, the passenger pigeon, wolves and grizzly bears, the vast Midwest prairies, and too many wetlands (Leopold 1949). <text:s/>The list goes on. <text:s/>But, an ecologically literate public is much more likely to understand, support, and take action on both bottom-up and top-down approaches in solving ecological problems, especially if this public feels personally invested and has the tools to its change behavior and to be proactive (Stevenson et al. 2013; Zion et al. 2011). <text:s/>But how does an entire urban public become ecologically literature? Is it even possible? <text:s/>The community structure of elders passing on their ecological and geographical knowledge of local plants, animals, and creeks, is no longer present in our urbanized society. <text:s/>What is needed is a form of place-based environmental education, an educational tool that is easily accessible <text:soft-page-break/>to anyone and will focus on the particular place where that person lives. <text:s/></text:p>
      <text:p text:style-name="P9"><text:tab/>The reason why place-based environmental education tends to be successful is because the places where we live tend to be dear to us. <text:s/>Our homes, backyards, local neighborhood, and even our cities, usually hold deep significance for us. <text:s/>We have bonded with these places, and we care about them the most. <text:s/>In getting to know the places where we live, we begin to understand how they are linked to other places and how we can become responsible for the local quality of life (Thomashow 2002). <text:s/>Communities are also empowered by ecological and natural science knowledge, being able to better combat local issues of health (), but also tackle on larger issues such as climate change and habitat destruction (Thomashow 2002). <text:s/>So if we are to reconnect with nature, we should do it at the local level, where we are most likely to find personal significance in the natural environment of the places where we live. </text:p>
      <text:p text:style-name="P9"><text:tab/>This is why the framework used in this thesis is a “Sense of Place” framework, and more specifically, a framework that uses the concepts of place-attachment and place-meaning to determine how it is that we can come to learn more about local wildlife and habitats, and their geography within the context of the city. <text:s/>The study in this thesis examines how ecological and geographic knowledge influence the attachment to and the meaning ascribed to a person's backyard and neighborhood. <text:s/>The method used in teaching this knowledge is a “web map story”. <text:s/></text:p>
      <text:p text:style-name="P9"/>
      <text:p text:style-name="P9"><text:tab/></text:p>
      <text:p text:style-name="P9"/>
      <text:p text:style-name="P9"/>
      <text:p text:style-name="P9"/>
      <text:p text:style-name="P9"/>
      <text:p text:style-name="P25">&gt;&gt;Health benefits</text:p>
      <text:p text:style-name="P25"><text:tab/>Natural places and nature can have a large health benefit to people in cities. <text:s/>Kaplan and Kaplan (2005) discuss the various ways in which urban nature can help people be more clear-headed, calm, resilient, <text:span text:style-name="T63">retrospective</text:span>, and other benefits to both mental and physical health. </text:p>
      <text:p text:style-name="P9"><text:tab/></text:p>
      <text:p text:style-name="P9"/>
      <text:p text:style-name="P9"><text:span text:style-name="T50">&gt;&gt; Knowledge and Place attachment</text:span><text:tab/></text:p>
      <text:p text:style-name="P9"/>
      <text:p text:style-name="P9"><text:tab/><text:span text:style-name="T51">From a part hand-on and part lecture workshop on reconnecting to the natural environment on a college campus, Peggy Barlett (2005, 41) reports that “four dimensions of the workshop experience – the power of the group, the naming of species, the use of narrative, and <text:s/>the integration of work and values – have emerged as enhancing the cognitive, affective, and practice dimensions of place attachment.” <text:s/>In a follow-up survey, the workshop participants were strongly affected by the experience of learning the names of tree species and the stories that were told regarding their natural environment. <text:s/>When a tree is given a name, it all the sudden becomes more than just “a tree” - it gains a particular uniqueness that we can begin to recognize. <text:s/>We can begin to see how its species is different from other trees. <text:s/>However, </text:span><text:soft-page-break/><text:span text:style-name="T51">as Barry Lopez (1988) rightly says, knowing the names of everything in a landscape does not equate to understanding the land; to know the land,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ext:s/>to people contextualize and narrate their experiences with a place; we embed place meanings in these stories, which helps convey the meanings to others. <text:s text:c="4"/></text:span></text:p>
      <text:p text:style-name="P9"/>
      <text:p text:style-name="P9"><text:span text:style-name="T50">&gt;&gt; </text:span>Knowledge and Place Meaning</text:p>
      <text:p text:style-name="P9"/>
      <text:p text:style-name="P9"><text:tab/>The evidence to show that knowledge can affect or even create place meaning is more often implied. <text:s/>There are few studies where that was the focus of the research. <text:s/>From the midst of Davenport and Anderson (2005)'s findings on place meanings for a changing river landscape, emerged small insights on how place meanings evolve; study participants explained that learning about the unique ecological aspects of their river deepened their appreciation for the place and gave them a new perspective. </text:p>
      <text:p text:style-name="P9"/>
      <text:p text:style-name="P9"/>
      <text:p text:style-name="P9"><text:tab/>Not using Kudryavtsev et al (2012)'s place meaning Likert statements.. because he is basing it on physical experiences with nature.</text:p>
      <text:p text:style-name="P9"/>
      <text:p text:style-name="P9"/>
      <text:p text:style-name="P1">Environmental Education and Place </text:p>
      <text:p text:style-name="P9"><text:tab/>A recent strategy in environmental education is focusing the learning activities on the place where students live (Kubota et al. 2013). <text:s/>The results of hands-on workshops helped children improve their awareness of environmental issues that are not visible, such as air, noise, and water pollution (Kubota et al. 2013). <text:s/>Place-based environmental education is shown to improve children's environmental awareness, interests, and intentions. (Kubota et al. 2013). </text:p>
      <text:p text:style-name="P9"/>
      <text:p text:style-name="P9"/>
      <text:list xml:id="list4393222032476577502" text:style-name="L1">
        <text:list-header>
          <text:p text:style-name="P86"/>
        </text:list-header>
      </text:list>
      <text:p text:style-name="P1"/>
      <text:list xml:id="list195026599253718" text:continue-numbering="true" text:style-name="L1">
        <text:list-header>
          <text:p text:style-name="P86"/>
        </text:list-header>
      </text:list>
      <text:p text:style-name="P1"/>
      <text:p text:style-name="P1"/>
      <text:p text:style-name="P1"/>
      <text:p text:style-name="P1"/>
      <text:p text:style-name="P1"/>
      <text:p text:style-name="P1"/>
      <text:p text:style-name="P1"><text:soft-page-break/>Literature Review</text:p>
      <text:p text:style-name="P1"/>
      <text:p text:style-name="P73">Introduction to Sense of Place</text:p>
      <text:p text:style-name="P73"/>
      <text:p text:style-name="P10"><text:tab/>Everything we do <text:span text:style-name="T69">happens at a particular</text:span> place and how we do <text:span text:style-name="T69">what we do is strongly influenced by our</text:span> sense of that place. <text:s/><text:span text:style-name="T71">Academically,</text:span> <text:span text:style-name="T71">the </text:span>phrase “<text:span text:style-name="T71">sense of place” </text:span>was casually used in urban <text:span text:style-name="T71">planning circa 1960 </text:span>(e.g. Lynch 1960). <text:s text:c="2"/><text:span text:style-name="T71">It wasn't until a decade later that</text:span> geographers Edward Relph (1976) and Yi-Fu Tuan (1974, 1976, 1977) began a deeper conceptual investigation of “place”, how we experience places and how we form <text:span text:style-name="T71">a</text:span> sense of place. <text:s/></text:p>
      <text:p text:style-name="P9"><text:tab/><text:span text:style-name="T71">So w</text:span>hat is <text:span text:style-name="T5">“</text:span><text:span text:style-name="T10">place”</text:span>? <text:s/>While “<text:span text:style-name="T69">space”</text:span><text:span text:style-name="T5"> consist</text:span><text:span text:style-name="T10">s</text:span><text:span text:style-name="T5"> of any physical setting, a “</text:span><text:span text:style-name="T10">place” </text:span><text:span text:style-name="T5">necessitates that a</text:span><text:span text:style-name="T11">n</text:span><text:span text:style-name="T5"> </text:span><text:span text:style-name="T11">(human)</text:span><text:span text:style-name="T5"> observer is present. </text:span><text:s/><text:span text:style-name="T69">In other words</text:span>, <text:span text:style-name="T10">places</text:span> are <text:span text:style-name="T5">spaces</text:span> that are experienced by an observer<text:span text:style-name="T77">(*)</text:span> (Tuan 1974, 1976, 1977; Relph 1976). <text:s/><text:span text:style-name="T69">We use </text:span>our <text:span text:style-name="T70">five </text:span>senses to experience a space, <text:span text:style-name="T70">but social, cultural, psychological, economic, and other mechanisms can also govern our experiences and interpretations of a space. <text:s/>It is through these experiences that we begin to attach emotions, significance, and meanings to a given space, thus transforming it into place. <text:s/>B</text:span>ecause everyone<text:span text:style-name="T70">'s</text:span> experiences<text:span text:style-name="T70"> differ, on an individual level each person's sense of a place will also differ</text:span>. <text:s/></text:p>
      <text:p text:style-name="P9"><text:tab/><text:span text:style-name="T73">We develop our sense of place through complex processes of attachment and symbolism of place. <text:s/>Environmental psychologists have developed a number of concepts to help understand these complex processes. <text:s/>The two concepts most relevant to this thesis are place-attachment and place-meaning. <text:s/>“Place-attachment” is defined as the emotional bond or relationship with a place. <text:s/>“Place-meaning”. <text:s/>Our emotional bond with a place is in itself fairly complex, and some authors argue that we can further deconstruct it through the concepts of place-dependence and place-identity. <text:s/>Others disagree. <text:s/>T</text:span>here <text:span text:style-name="T72">still isn't a grand model that explains the exact mechanism by which these concepts inter-relate to produce our </text:span>sense of place. <text:s/><text:span text:style-name="T72">Psychologists and geographers alike continue to fill in the gaps. <text:s/>There is sometimes confusion on how concepts are defined or related, </text:span>However, it is undeniable that our attachment to a place and the meanings that we ascribe to places are part of our sense of place. <text:s/>In what might be a somewhat simplistic conceptual model, Kudryavtsev (2012,2013??) explains that our place attachment and place meanings directly contribute to our sense of place (Fig 1.). <text:s text:c="2"/>In itself, “place attachment” describes the strength of a person's bond with place. <text:s/>With specific questions, the researcher can establish what exactly a person is attached to, and if their bond is a positive or a negative one. <text:s/>The concept of “place meaning” corresponds to the types of symbolic meanings that people ascribe to places, and can help explain the cause for our place attachment. <text:s/>Taken together, the concepts of place attachment and place meaning can inform us of a person's relationship with a place – their sense of place. <text:s/>Let's investigate place attachment and place meaning in greater depth.</text:p>
      <text:p text:style-name="P9"/>
      <text:p text:style-name="P35">Add stuff about my research questions</text:p>
      <text:p text:style-name="P47">(*) it is implied that the observer is human, although I see why not it could not be any living <text:soft-page-break/>observer that is able to sense their environment and react to that experience. </text:p>
      <text:p text:style-name="P47"/>
      <text:p text:style-name="P23">It is useful in understanding our attachment to place. <text:s/>Let's use an example to illustrate the significance of place meaning: the statement “The Redwood forest is a very important place to me” is <text:s text:c="15"/>exemplary of strong place attachment to the Redwood forest, but the reason for that attachment is unclear. <text:s/>We can continue the statement with two different examples of place meaning: “...because it is a source of lumber and job security” or “...because it provides habitat to the endangered Spotted Owl”. <text:s/>The former ascribes an economic meaning to the Redwood forest, and the latter ascribes an ecological meaning. <text:s/>Both help explain the attachment to the Redwood forest, but they are vastly different place meanings, implying very different stakeholder attitudes toward how the forest should be used or managed. <text:s/></text:p>
      <text:p text:style-name="P23"/>
      <text:p text:style-name="P1"/>
      <text:p text:style-name="P1">Place Attachment </text:p>
      <text:p text:style-name="P1"/>
      <text:p text:style-name="P26"><text:span text:style-name="T74">1. </text:span><text:span text:style-name="T5">Defining place-attachment</text:span></text:p>
      <text:p text:style-name="P11"><text:tab/></text:p>
      <text:p text:style-name="P24"><text:tab/><text:span text:style-name="T47">Environmental psychologists commonly define “place-attachment” as the </text:span>bond that a person forms with place;<text:span text:style-name="T90"> an entire community or culture can also form a bond to a place</text:span> (<text:span text:style-name="T47">Low and Altman 1992; Hidalgo and Hernandez 2001; Nanzer 2004</text:span>). <text:s/><text:span text:style-name="T90">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31"/>
      <text:p text:style-name="P80">&gt;&gt; To what exactly are we attached? </text:p>
      <text:p text:style-name="P81"><text:tab/></text:p>
      <text:p text:style-name="P82"><text:tab/><text:span text:style-name="T80">Stedman (2003, 826) says that </text:span>“<text:span text:style-name="T66">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83"><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text:soft-page-break/>regain their strength. The person's attachments might be to river's symbolism of strength, or to the resilient personal identity that emerges when they are in the presence of the river.</text:p>
      <text:p text:style-name="P56"/>
      <text:p text:style-name="P26">&gt;&gt; How is place attachment <text:span text:style-name="T49">developed</text:span>?</text:p>
      <text:p text:style-name="P26"/>
      <text:p text:style-name="P70"><text:tab/><text:span text:style-name="T81">The attachment process can be almost instantaneous as a result of a strong, memorable and very personal experience; or it could happen slowly through repeated exposure to a place (Stedman 2008). <text:s/></text:span><text:span text:style-name="T82">A</text:span><text:span text:style-name="T81"> person could be immediately awe-struck </text:span><text:span text:style-name="T82">when seeing</text:span><text:span text:style-name="T81"> Yosemite Valley </text:span><text:span text:style-name="T82">for the first time </text:span><text:span text:style-name="T81">and forever find that place special, or it might take multiple camping trips into the valley to acquire memorable experiences that mark </text:span><text:span text:style-name="T82">Yosemite</text:span><text:span text:style-name="T81"> special to them. <text:s/></text:span><text:span text:style-name="T82">And the processes by which we develop our place-attachments is as varied as our experiences, but they can be categorized. <text:s/></text:span></text:p>
      <text:p text:style-name="P58"><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p>
      <text:p text:style-name="P30"><text:span text:style-name="T49"><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text:span><text:span text:style-name="T20">Kaplan </text:span><text:span text:style-name="T22">&amp;</text:span><text:span text:style-name="T20"> Kaplan 2005). </text:span><text:span text:style-name="T21"><text:s/></text:span><text:span text:style-name="T49">It is also important that a place supports our needs (Kaplan &amp; Kaplan 2005, others). For example, access to favorite or required activities was one of the main reasons respondents in the () study really liked the state of Michigan. <text:s/></text:span></text:p>
      <text:p text:style-name="P59"><text:tab/> <text:s text:c="3"/></text:p>
      <text:p text:style-name="P33"/>
      <text:p text:style-name="P4">Place Meaning</text:p>
      <text:p text:style-name="P19"><text:tab/></text:p>
      <text:p text:style-name="P39">&gt;&gt; Defining Place Meaning</text:p>
      <text:p text:style-name="P39"><text:tab/></text:p>
      <text:p text:style-name="P20"><text:tab/>“<text:span text:style-name="T76">P</text:span>lace-meaning” is <text:span text:style-name="T84">a concept that refers to </text:span>the <text:span text:style-name="T84">symbolic </text:span>meaning<text:span text:style-name="T84">s</text:span> <text:span text:style-name="T84">that people </text:span>ascrib<text:span text:style-name="T84">e</text:span> to<text:span text:style-name="T84"> </text:span>place<text:span text:style-name="T84">s</text:span> (cite).<text:span text:style-name="T76"> <text:s/></text:span>Place-meanings <text:span text:style-name="T85">are </text:span>descri<text:span text:style-name="T85">ptive and </text:span>answer the question of “What <text:span text:style-name="T1">kind </text:span><text:span text:style-name="T5">of a place is this?” (Stedman 2008). <text:s/></text:span><text:span text:style-name="T16">A</text:span><text:span text:style-name="T14"> single person, a community, or an entire culture </text:span><text:span text:style-name="T16">can</text:span><text:span text:style-name="T14"> ascribe meanings to a place. <text:s/></text:span><text:span text:style-name="T5">These meanings are symbolic:</text:span><text:span text:style-name="T13"> they are representative of </text:span><text:span text:style-name="T14">a</text:span><text:span text:style-name="T13"> reality, </text:span><text:span text:style-name="T14">a </text:span><text:span text:style-name="T13">personal perspective, or </text:span><text:span text:style-name="T14">a</text:span><text:span text:style-name="T13"> belief regarding </text:span><text:span text:style-name="T14">a given</text:span><text:span text:style-name="T13"> place </text:span><text:span text:style-name="T5">(Stedman 2008). <text:s/></text:span><text:span text:style-name="T6">Stewart (2008, </text:span><text:span text:style-name="T7">84</text:span><text:span text:style-name="T6">) explains that “</text:span><text:span text:style-name="T7">'</text:span><text:span text:style-name="T6">place-meanings</text:span><text:span text:style-name="T7">'</text:span><text:span text:style-name="T6"> characterize ways in which an environment may be valued, </text:span><text:span text:style-name="T7">and in doing so, describe the uniqueness of a locale in ways that differentiate it from other locales</text:span><text:span text:style-name="T5">.” </text:span><text:span text:style-name="T15">And so, a single place often means different things to different people as a reflection of the variety of values, needs, and priorities that govern us at the individual level </text:span><text:span text:style-name="T17">(Stedman </text:span><text:soft-page-break/><text:span text:style-name="T17">2008). <text:s/></text:span><text:span text:style-name="T15">; but it's also possible for place-meanings to converge and agree, if there is a strong commonality in the way a place is experienced (Stedman 2008). <text:s/></text:span></text:p>
      <text:p text:style-name="P19"><text:tab/> </text:p>
      <text:p text:style-name="P19"><text:tab/></text:p>
      <text:p text:style-name="P39">&gt;&gt; How are Place Meanings Developed? </text:p>
      <text:p text:style-name="P39"/>
      <text:p text:style-name="P39"><text:tab/><text:span text:style-name="T89">Crucial to understand how place-meanings are produced – this can be huge in any kind of place-related management, like any kind of natural resource management. </text:span></text:p>
      <text:p text:style-name="P39"/>
      <text:p text:style-name="P42"><text:tab/><text:span text:style-name="T86">To date, relatively l</text:span>ittle is known about the mechanism<text:span text:style-name="T52">s</text:span> by which we <text:span text:style-name="T86">produce</text:span> <text:span text:style-name="T52">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0"/>
      <text:p text:style-name="P43"><text:span text:style-name="T52"><text:tab/>There is strong agreement that place-meanings are a social construct (Greider &amp; Garkovich 1994; Eisenhauer et al 2000; Stewart 2008; Stokowski 2008). <text:s/>Greider and Garkovich (1994) posit that social and cultural processes help guide our interpretation and experience of the physical environment and impose meanings onto it, and Eisenhauer et al. (2000) conclude that place-meanings are a reflection of our social and cultural experiences. <text:s/>Although no one is denying that strong role of social and cultural processes in the development of place-meanings, <text:s/></text:span><text:span text:style-name="T87">Stedman (2008? </text:span><text:span text:style-name="T88">or 2003?</text:span><text:span text:style-name="T87">)</text:span><text:span text:style-name="T52"> wonders if people really do have a complete freedom in guiding their experiences with the environment. To what degree is the physical environment itself responsible in shaping the meanings we ascribe to place? <text:s/>Is there a particular aspect of the environment that transcends all cultures and similarly appeals to all people, maybe as a result of our biological needs? <text:s/>In other words, can some place-meanings be intrinsic? <text:s/></text:span></text:p>
      <text:p text:style-name="P42"/>
      <text:p text:style-name="P79"/>
      <text:p text:style-name="P41"/>
      <text:p text:style-name="P41"/>
      <text:p text:style-name="P39"><text:tab/><text:span text:style-name="T65"> </text:span></text:p>
      <text:p text:style-name="P39"/>
      <text:p text:style-name="P7"><text:soft-page-break/>Influences on Place-Attachment and Place-meanings</text:p>
      <text:p text:style-name="P33"/>
      <text:p text:style-name="P33"><text:tab/><text:span text:style-name="T91">The strength of our place-attachment or, how deeply and strongly we are attached to place, is influenced by a number of factors. <text:s/>Time and scale can play a role (Low and Altman 1992), where longer time can often strengthen our attachment. <text:s/>Scale is often the inverse – we are most strongly attached to our immediate living premises such as our house and yard, then to our neighborhood and city, and lastly to our region and country (). <text:s text:c="3"/></text:span></text:p>
      <text:p text:style-name="P33"/>
      <text:p text:style-name="P33"/>
      <text:p text:style-name="P33">&gt;&gt; <text:span text:style-name="T49">What influences </text:span>Place attachment?</text:p>
      <text:p text:style-name="P34"><text:span text:style-name="T52">E</text:span><text:span text:style-name="T40">mpirical findings show that “</text:span><text:span text:style-name="T39">social/cultural influences may influence the reasons places are considered to be special, but these influences are not the sole or primary factors involved in emotional attachments to place" (Eisenhauer et al. 2000, 438). <text:s/></text:span><text:tab/></text:p>
      <text:p text:style-name="P33"/>
      <text:p text:style-name="P36">our physical environment – like for disabled people, a place that is easier to access.. </text:p>
      <text:p text:style-name="P33"/>
      <text:p text:style-name="P7"/>
      <text:p text:style-name="P19">These meanings are symbolic and personal. <text:s/>They fall somewhere along a triangular continuum between the three poles of self, others, and the environment (Gustafson 2001). <text:s/>Gustafson (2001) found that place meanings concerning the relationship between the self and the environment depend on formal and personal knowledge people have of the environment. <text:s/></text:p>
      <text:p text:style-name="P51"><text:tab/>It is important to discuss that our experiences of place and the consequent meanings that form of those places, are influenced by gender, race, class, and sexuality (Manzo 2005; Massey 1994). <text:s/>These four factors can restrict the degree to which we feel free and safe to experience a place. <text:s/>Manzo (2005) concludes from her findings that “the qualities of the places where people felt threatened or excluded … were public places where presumably anyone has access, but where social boundaries have been created” (Manzo 2005, 83). <text:s/>This harks back to the concept of “outsidedness” introduced by Relph (1976), where a person feels alienated or separated from a place. <text:s/>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p>
      <text:p text:style-name="P7"/>
      <text:p text:style-name="P71">&gt;&gt; Strength of our attachment to place</text:p>
      <text:p text:style-name="P71"><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text:span text:style-name="T56">Special places, or places that we are strongly attached to, “are likely to be ones </text:span><text:soft-page-break/><text:span text:style-name="T56">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7"><text:tab/></text:p>
      <text:p text:style-name="P7"><text:span text:style-name="T24">&gt;&gt;culture and society</text:span><text:span text:style-name="T23"><text:tab/></text:span></text:p>
      <text:p text:style-name="P51"><text:tab/>Our sense of place, derived through our experiences with place, seems to result from social constructs (), and from the type of physical environment (). <text:s/></text:p>
      <text:p text:style-name="P19"/>
      <text:p text:style-name="P95">&gt;&gt; context</text:p>
      <text:p text:style-name="P19">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Ardoin (2006) and Stedman (2003), Riley (1992), Hufford (1992)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Surely, the relative strength of either probably changes with the place. <text:s/>In urban places, culture probably provides a stronger context, while in a more wild place, it is possible that the natural environment provides the stronger context. <text:s/>However, I am inclined to think that culture, which gives people guidelines on how to interpret their senses, will always provide the stronger context for our interactions with all dimensions of place. <text:s/>It is also important to consider the time-scale at which we are thinking of these processes. <text:s/>Surely, the local environment can influences aspects of our culture in the long-run. <text:s/>But it is culture that influences our interactions with the environment on the short-term. <text:s/>It is a bit of a chicken-and-egg problem. <text:s/>In fact, it is interesting to see so few of the studies include or discuss the temporal dimension in their sense of place understanding (). </text:p>
      <text:p text:style-name="P53"/>
      <text:p text:style-name="P6"/>
      <text:p text:style-name="P63">&gt;&gt;physical environment</text:p>
      <text:p text:style-name="P53"><text:tab/>It is important to recognize that the presence or absence of a natural landscape can be largely influential of a person's type of place attachment. <text:s/>If the natural landscape is poor, then a person might not be attached to it simply as a result of being dissatisfied with the condition of the land. Their lack of attachment may not necessarily reflect their environmental values or attitudes. </text:p>
      <text:p text:style-name="P53"><text:soft-page-break/></text:p>
      <text:p text:style-name="P55">&gt;&gt;<text:span text:style-name="T79">Time and </text:span>scale</text:p>
      <text:p text:style-name="P19"><text:tab/>Scale influences the strength of attachment. <text:s/>Nanzer (2004) found that even at the state level, .. ?</text:p>
      <text:p text:style-name="P19"/>
      <text:p text:style-name="P55">&gt;&gt;length of residency</text:p>
      <text:p text:style-name="P19"><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ext:p>
      <text:p text:style-name="P19"/>
      <text:p text:style-name="P55">&gt;&gt;gender and race</text:p>
      <text:p text:style-name="P19"><text:tab/>Some studies found that gender did not play a significant role in place attachment, identity, or dependence (Nanzer 2004). <text:s/></text:p>
      <text:p text:style-name="P19"><text:tab/>Racial background seemed to influence a person's sense of place in some studies (Nanzer 2004). <text:s/></text:p>
      <text:p text:style-name="P19"><text:tab/>Surely, how gender, race, education, etc, plays a role in a person's sense of place must be influenced by the cultural norms of that place. </text:p>
      <text:p text:style-name="P19"/>
      <text:p text:style-name="P53">Studies that show there is a gender or race difference in ability to learn from an online map? </text:p>
      <text:p text:style-name="P53"/>
      <text:p text:style-name="P39">&gt;&gt; What influences place meanings? </text:p>
      <text:p text:style-name="P19"/>
      <text:p text:style-name="P44"><text:tab/>Even if a place means something rather unique to us and outside cultural norms, when we are asked to articulate this meaning, people often use language that is in line with cultural values and standards (Stewart 2008). <text:s/>Similarly, the language that we choose to use in articulating this meaning will be influenced by the make-up of our audience.</text:p>
      <text:p text:style-name="P44"/>
      <text:p text:style-name="P19">This bond has a particular strength and it can be positively or negatively charged.</text:p>
      <text:p text:style-name="P19"/>
      <text:p text:style-name="P19"><text:tab/><text:span text:style-name="T68">Place meanings are not constant over time: they change to reflect the changes in our experiences and the environment (Stewart 2008). </text:span></text:p>
      <text:p text:style-name="P19"><text:s text:c="2"/></text:p>
      <text:p text:style-name="P45">&gt;&gt;disruptions and conflict in place meaning and place attachment</text:p>
      <text:p text:style-name="P45"/>
      <text:p text:style-name="P45"><text:tab/>Brown (1992) discusses how established place-attachments provide a sense of security and stability, <text:span text:style-name="T59">and how c</text:span>hallenges and disruptions to an established place-attachment can be stressful, <text:span text:style-name="T58">emotional, and undesirable. <text:s/>In much the same way, insisting on the adoption of place-meanings that challenge or oppose someone's already established place-meanings, is a common source of conflict among stakeholders (citation ?). <text:s text:c="2"/></text:span></text:p>
      <text:p text:style-name="P19"/>
      <text:p text:style-name="P19"/>
      <text:p text:style-name="P60"><text:soft-page-break/><text:tab/></text:p>
      <text:p text:style-name="P64"><text:span text:style-name="T83">M</text:span>easuring Place-attachment <text:span text:style-name="T83">and Place Meaning</text:span></text:p>
      <text:p text:style-name="P22"><text:s/>Some claim that place-meanings can be measured (Stedman 2008), while others say they cannot (<text:span text:style-name="T54">Manzo 2008?</text:span>), while both agree that “meanings suffer from an exquisite lack of clarity” (Stedman 2008, pg. 65). <text:s/></text:p>
      <text:p text:style-name="P13"/>
      <text:p text:style-name="P21"><text:span text:style-name="T12">Let me provide a</text:span><text:span text:style-name="T8"> few examples of </text:span><text:span text:style-name="T9">statements </text:span><text:span text:style-name="T12">where meaning is ascribed to a give place, and how these meanings can be broadly</text:span><text:span text:style-name="T9"> categorized</text:span><text:span text:style-name="T8">: “a place where I can easily meet my friends for coffee” (social </text:span><text:span text:style-name="T12">place-meaning</text:span><text:span text:style-name="T8">), “a place with lots of successful small business owners”(economic </text:span><text:span text:style-name="T12">place-meaning</text:span><text:span text:style-name="T8">), “a place with excellent habitat for the endangered Burrowing Owl” (ecological </text:span><text:span text:style-name="T12">place-meaning</text:span><text:span text:style-name="T8">), “a place where I can relax and rejuvenate” (personal </text:span><text:span text:style-name="T12">place-meaning</text:span><text:span text:style-name="T8">). </text:span><text:s/></text:p>
      <text:p text:style-name="P13"/>
      <text:p text:style-name="P13"><text:tab/><text:span text:style-name="T67">Place attachment is really a measure of how attached we are to something (Stewart 2008). </text:span></text:p>
      <text:p text:style-name="P13"><text:tab/><text:span text:style-name="T53">Some emphasize that when measuring place attachment, we can only really measure the strength of the attachment (Stedman 2008). </text:span></text:p>
      <text:p text:style-name="P13"/>
      <text:p text:style-name="P29"><text:span text:style-name="T74">Give examples</text:span> <text:span text:style-name="T75">directly from literature</text:span></text:p>
      <text:p text:style-name="P29"/>
      <text:p text:style-name="P48">(Talk about variations in strength)</text:p>
      <text:p text:style-name="P49">Quantitative measurements – predefine the type of attachment with statements, and allow the user to agree or disagree with those statements</text:p>
      <text:p text:style-name="P49">Qualitative analysis: allow user to make their own statements (via interviews) and the researcher then interprets and categorizes the attachment. </text:p>
      <text:p text:style-name="P26"/>
      <text:p text:style-name="P28"/>
      <text:p text:style-name="P27"/>
      <text:p text:style-name="P17">Measuring Place Meaning:</text:p>
      <text:p text:style-name="P38"><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p>
      <text:p text:style-name="P37"/>
      <text:p text:style-name="P12"/>
      <text:p text:style-name="P9"/>
      <text:p text:style-name="P9">Place dependence and identity (Nanzer 2004, etc) seem to be just another aspect of attachment. I see what Kudryavtsev was saying earlier. <text:s/></text:p>
      <text:p text:style-name="P9"><text:soft-page-break/></text:p>
      <text:p text:style-name="P9">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p>
      <text:p text:style-name="P1"/>
      <text:p text:style-name="P1"/>
      <text:p text:style-name="P9"/>
      <text:p text:style-name="P50"/>
      <text:p text:style-name="P1"/>
      <text:p text:style-name="P78"/>
      <text:p text:style-name="P52"/>
      <text:p text:style-name="P5"><text:span text:style-name="T78">Inconsistencies, </text:span>Gaps and Debate in the Literature</text:p>
      <text:p text:style-name="P22"/>
      <text:p text:style-name="P90"><text:tab/><text:span text:style-name="T94">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91"><text:span text:style-name="T94"><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T3">sy</text:span><text:span text:style-name="T4">n.</text:span><text:span text:style-name="T18"> important</text:span><text:span text:style-name="T94">,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89"/>
      <text:p text:style-name="P88"><text:tab/><text:span text:style-name="T92">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text:span><text:span text:style-name="T32">p</text:span><text:span text:style-name="T92">lace-dependence is a measure of our dependence on places for our way of life, our goals and activities <text:s/>(Ardoin 2006; “</text:span><text:span text:style-name="T30">(Jorgen sen &amp; Stedman, 2001, p. 234; Proshansky, 1978, p. 155). (Nanzer 2004, p.364)”</text:span><text:span text:style-name="T31">). </text:span><text:span text:style-name="T92">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22"><text:tab/><text:span text:style-name="T93">While the relationship between place-dependence, place-identity, and place-attachment remains debated, the relationship between place-attachment and place-meaning is even less </text:span><text:soft-page-break/><text:span text:style-name="T93">studied. <text:s/>Stedman (2008) believes that our place-attachment is a function our place-meanings; that our attachment is dependent on the kinds of meanings we attribute to place. <text:s/>No one has added to or challenged this view. <text:s/></text:span></text:p>
      <text:p text:style-name="P22"/>
      <text:p text:style-name="P77"><text:span text:style-name="T33"><text:tab/></text:span><text:span text:style-name="T34">Another gap in the literature arises from an ideological point of view. <text:s/></text:span><text:span text:style-name="T33">Herman (2008) argues that western ideology promotes a view of the physical environment as being purely mechanistic, with no spiritual or intrinsic values, </text:span><text:span text:style-name="T34">which is the exact viewpoint taken on by Grei... 1994 and others who claim that place-meanings are entirely a social construct</text:span><text:span text:style-name="T33">. </text:span><text:span text:style-name="T45"><text:s/></text:span><text:span text:style-name="T46">O</text:span><text:span text:style-name="T33">ur understanding of sense of place will be incomplete until we investigate the concept through indigenous, </text:span><text:span text:style-name="T34">and other, </text:span><text:span text:style-name="T33">ideologies as well. <text:s/></text:span></text:p>
      <text:p text:style-name="P14"/>
      <text:p text:style-name="P3"><text:tab/><text:span text:style-name="T23">Methodologies are inconsistent. <text:s/>The statement “The Great Lakes are important to me” are used as a measure for place identity not place attachment (Nanzer 2004). <text:s/></text:span></text:p>
      <text:p text:style-name="P93"/>
      <text:p text:style-name="P2"><text:tab/></text:p>
      <text:p text:style-name="P2"><text:tab/></text:p>
      <text:p text:style-name="P2"><text:tab/></text:p>
      <text:p text:style-name="P1">Place attachment and Pro-environmental Behavior</text:p>
      <text:p text:style-name="P9"><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p>
      <text:p text:style-name="P9"><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p>
      <text:p text:style-name="P9"><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p>
      <text:p text:style-name="P9"/>
      <text:p text:style-name="P9"/>
      <text:p text:style-name="P9"/>
      <text:p text:style-name="P9"><text:tab/>Vaske and Korbin (2001)</text:p>
      <text:p text:style-name="P9"><text:tab/>Clayton (2003)</text:p>
      <text:p text:style-name="P9"><text:tab/>Uzzell et al 2002</text:p>
      <text:p text:style-name="P9"><text:soft-page-break/></text:p>
      <text:p text:style-name="P9"/>
      <text:p text:style-name="P9"><text:tab/></text:p>
      <text:p text:style-name="P9"/>
      <text:p text:style-name="P9"/>
      <text:p text:style-name="P9">Relationship between place-meaning and place-attachment: place-attachment, and other place-related concepts can be “a function of the kinds of meanings we attribute to it” (Stedman 2008 (book), pg. 66).</text:p>
      <text:p text:style-name="P9"/>
      <text:p text:style-name="P9"/>
      <text:p text:style-name="P9"/>
      <text:p text:style-name="P69"/>
      <text:p text:style-name="P16"/>
      <text:p text:style-name="P9"/>
      <text:p text:style-name="P1">Methodology</text:p>
      <text:p text:style-name="P15"/>
      <text:p text:style-name="P54"><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p>
      <text:p text:style-name="P15"/>
      <text:p text:style-name="P62">In a place like the SF Bay Area, where people are very mobile, I have to specifically ask for people's length of residency – age cannot serve as a proxy as in Nanzer (2004). <text:s/>(Sidenote: For someone who has lived in multiple residences in Berkeley, which place do I ask about?)</text:p>
      <text:p text:style-name="P1"/>
      <text:p text:style-name="P9"><text:span text:style-name="T55">&gt;&gt;</text:span>Recruiting of Participants: </text:p>
      <text:p text:style-name="P9"><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p>
      <text:p text:style-name="P9"><text:tab/>A dominant way of recruiting participants is through a mail-in survey to a random sample of residents (Nanzer 2004). </text:p>
      <text:p text:style-name="P9"/>
      <text:p text:style-name="P9"><text:span text:style-name="T55">&gt;&gt;</text:span>Target Audiences: </text:p>
      <text:p text:style-name="P9"><text:tab/>The target audiences differed depending on the study. <text:s/>Any study that used predictive statistics strove to achieve a random, representative, sample from the population (Scannell and Gifford 2010). <text:s/></text:p>
      <text:p text:style-name="P9"><text:tab/>In environmental education studies, the target audiences were primarily students in <text:soft-page-break/>kindergarten (), elementary (Kubota et al. 2013), middle (Stevenson et al. 2013), or high school. <text:s/>No studies were found where the target audience was adults. </text:p>
      <text:p text:style-name="P9"/>
      <text:p text:style-name="P9"/>
      <text:p text:style-name="P9"><text:span text:style-name="T55">&gt;&gt;</text:span>Before and After tests:</text:p>
      <text:p text:style-name="P9"><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p>
      <text:p text:style-name="P9"/>
      <text:p text:style-name="P9"><text:span text:style-name="T55">&gt;&gt;Five-Point</text:span> Likert Scale: </text:p>
      <text:p text:style-name="P9"><text:tab/>A five point Likert scale ranging from “strongly disagree” to “strongly agree” was commonly used in survey questionnaires statements (Nanzer 2004)</text:p>
      <text:p text:style-name="P9"/>
      <text:p text:style-name="P46">&gt;&gt;Seven-Point Likert Scale:</text:p>
      <text:p text:style-name="P46"><text:tab/>Used by Stedman (2002, 2003) to measure place attachment. <text:s/></text:p>
      <text:p text:style-name="P9"/>
      <text:p text:style-name="P9">Instruments:</text:p>
      <text:p text:style-name="P9"><text:tab/>Interviews</text:p>
      <text:p text:style-name="P9"><text:tab/>Surveys</text:p>
      <text:p text:style-name="P9"><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p>
      <text:p text:style-name="P9"/>
      <text:p text:style-name="P9">PLACE DEPENDENCE AND IDENTITY ARE JUST A TYPE OF PLACE ATTACHMENT, OR DESCRIPTORS OF THE REASON FOR THE ATTACHMENT?</text:p>
      <text:p text:style-name="P72"/>
      <text:p text:style-name="P9"/>
      <text:p text:style-name="P9"/>
      <text:p text:style-name="P1">Qualitative Analysis</text:p>
      <text:p text:style-name="P9"><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p>
      <text:p text:style-name="P9"/>
      <text:p text:style-name="P9"><text:tab/></text:p>
      <text:p text:style-name="P1">Statistical Analysis</text:p>
      <text:p text:style-name="P9"><text:tab/>In environmental education studies, T-tests were a common statistical tool in analyzing whether environmental knowledge, awareness, intent changed significantly after students <text:soft-page-break/>underwent an environmental education workshop or program (Kubota et al. 2013). </text:p>
      <text:p text:style-name="P9"><text:tab/>Regression analysis: Multiple linear regression analysis to model test scores and other factors, such as spending time outdoors, demographics, etc (Stevenson et al. 2013)</text:p>
      <text:p text:style-name="P9"><text:tab/>Control groups were always representative of the test group (Stevenson et al. 2013). </text:p>
      <text:p text:style-name="P9"/>
      <text:p text:style-name="P9">Look up Gustafson (2002): Place, Place-Attachment and Mobility. On how mobility influences place attachment. </text:p>
      <text:p text:style-name="P8"><text:span text:style-name="T38">Look up Brandenburg and Carroll 1995: “geographic proximity to a locale may affect the meanings and bonds associated with places” </text:span><text:span text:style-name="T37">Your place or mine?: The e</text:span><text:span text:style-name="T42">OE</text:span><text:span text:style-name="T37">ect of place cre</text:span><text:span text:style-name="T36">±</text:span></text:p>
      <text:p text:style-name="P84"><text:span text:style-name="T41">ation on environmental values and landscape meaning. </text:span><text:span text:style-name="T43">Society Nat</text:span><text:span text:style-name="T41">. </text:span><text:span text:style-name="T43">Resources </text:span><text:span text:style-name="T41">8</text:span><text:span text:style-name="T44">:</text:span><text:span text:style-name="T41">381</text:span><text:span text:style-name="T43">È</text:span></text:p>
      <text:p text:style-name="P85">398.</text:p>
      <text:p text:style-name="P1"/>
      <text:p text:style-name="P1">Birds in the City</text:p>
      <text:p text:style-name="P74"><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p>
      <text:p text:style-name="P74"><text:tab/>The literature discusses that a combination of ecologically-informed urban planning and public education on native backyard gardens is necessary to help a larger diversity of wild birds thrive in our urban areas (Catterall 2004).</text:p>
      <text:p text:style-name="P74"/>
      <text:p text:style-name="P74"/>
      <text:p text:style-name="P74"/>
      <text:p text:style-name="P74"/>
      <text:p text:style-name="P74">The power of narrative and naming:</text:p>
      <text:p text:style-name="P74"><text:tab/>In a workshop that helped the faculty of a college reconnect with their surrounding natural environment and place, participants found that specific knowledge, like learning the names of local species of trees and </text:p>
      <text:p text:style-name="P74"/>
      <text:p text:style-name="P74"/>
      <text:p text:style-name="P74">Maps</text:p>
      <text:p text:style-name="P74">Maps can be powerful tools for helping people recognize the interdependence between themselves, other people, and other places (Cheng and Kruger 2008).</text:p>
      <text:p text:style-name="P74"/>
      <text:p text:style-name="P74"/>
      <text:p text:style-name="P75">Web Maps</text:p>
      <text:p text:style-name="P9">And while in the city, <text:s/>“people spend far more hours in front of video screens than they do walking the land” (Thomashow 2002, 79). </text:p>
      <text:p text:style-name="P75"/>
      <text:p text:style-name="P75"/>
      <text:p text:style-name="P75"><text:soft-page-break/>Web Map Stories</text:p>
      <text:p text:style-name="P75">// including misconceptions ? (veritasium youtube channel)</text:p>
      <text:p text:style-name="P75"/>
      <text:p text:style-name="P75">Role of the Internet</text:p>
      <text:p text:style-name="P75"><text:tab/><text:span text:style-name="T23">Putting a project online has its virtues. <text:s/></text:span></text:p>
      <text:p text:style-name="P75"/>
      <text:p text:style-name="P75"/>
      <text:p text:style-name="P75"/>
      <text:p text:style-name="P75"/>
      <text:p text:style-name="P75"/>
      <text:p text:style-name="P75"/>
      <text:p text:style-name="P75">BLAHBERINGS</text:p>
      <text:p text:style-name="P76">Stewart (2008, 87) says that “single-word descriptors and brief landscape preference statements are not place-meanings. <text:s/>Place meanings are embedded in narratives of lived experience of those familiar with this site.” </text:p>
      <text:p text:style-name="P75"/>
      <text:p text:style-name="P9">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p>
      <text:p text:style-name="P9">Also detached from nature.. value-wise</text:p>
      <text:p text:style-name="P9"><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p>
      <text:p text:style-name="P9"><text:tab/>I do not know the answers. <text:s/>But I have ideas. <text:s/>This thesis is an exploration of my ideas. </text:p>
      <text:p text:style-name="P9"/>
      <text:p text:style-name="P9"/>
      <text:p text:style-name="P9">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text:soft-page-break/>environmental education movement in the USA that focused on the whole ecosystem and was concerned with educating the public from a young age. <text:s/>“The botanist may well devote his life to a single cell, but the layman wants to know the trees and the woods.” (Bailey 1905, 98)</text:p>
      <text:p text:style-name="P9"><text:tab/></text:p>
      <text:p text:style-name="P9"><text:tab/><text:span text:style-name="T57">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9"/>
      <text:p text:style-name="P9"/>
      <text:p text:style-name="P9"/>
      <text:p text:style-name="P67">Place</text:p>
      <text:p text:style-name="P9"><text:tab/>Places are modeled as having three essential poles around which we experience space: the self, other people, and the environment (Gustafson 2001, Raymond et al 2010). <text:s/>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p>
      <text:p text:style-name="P9"/>
      <text:p text:style-name="P18"><text:tab/><text:span text:style-name="T48">In fact, Manzo (2008) argues that place attachment cannot be measured quantitatively exactly for this reason. <text:s/>(But Stedman (2008) disagrees). <text:s text:c="3"/>s is in line with what other authors have </text:span></text:p>
      <text:p text:style-name="P32"><text:tab/></text:p>
      <text:p text:style-name="P32"/>
      <text:p text:style-name="P61">When we talk about a place, we inadvertently include information on our attachment to that place through our language. </text:p>
      <text:p text:style-name="P57">There is debate on what plays a stronger role in our attachment to a place – the physical or the social dimensions of place. <text:s/>Some argue that social relations might be more influential in the place attachment process than the physical aspects of a place (Low and Altman 1992).</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dvOT863180fb" svg:font-family="AdvOT863180fb"/>
    <style:font-face style:name="Code2000" svg:font-family="Code2000"/>
    <style:font-face style:name="Tahoma2" svg:font-family="Tahoma"/>
    <style:font-face style:name="New Baskerville" svg:font-family="'New Baskerville', 'New Baskerville'" style:font-family-generic="roman"/>
    <style:font-face style:name="Usherwood-Book" svg:font-family="Usherwood-Book" style:font-family-generic="roman"/>
    <style:font-face style:name="RealpageHEL1" svg:font-family="RealpageHEL1" style:font-family-generic="swiss"/>
    <style:font-face style:name="RealpageTIM4" svg:font-family="RealpageTIM4" style:font-family-generic="swiss"/>
    <style:font-face style:name="RealpageTIM5" svg:font-family="RealpageTIM5" style:font-family-generic="swiss"/>
    <style:font-face style:name="RealpageUNI3" svg:font-family="RealpageUNI3" style:font-family-generic="swiss"/>
    <style:font-face style:name="RealpageYTIM3-Italic" svg:font-family="RealpageYTIM3-Italic" style:font-family-generic="swiss"/>
    <style:font-face style:name="Mangal" svg:font-family="Mangal" style:font-pitch="variable"/>
    <style:font-face style:name="Albany1" svg:font-family="Albany"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00008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Outline_20_1" style:display-name="Outline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lyt-organic_7e_LT_7e_Gliederung_20_1" style:display-name="lyt-organic~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rganic_7e_LT_7e_Gliederung_20_2" style:display-name="lyt-organic~LT~Gliederung 2" style:family="paragraph" style:parent-style-name="lyt-organic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organic_7e_LT_7e_Gliederung_20_3" style:display-name="lyt-organic~LT~Gliederung 3" style:family="paragraph" style:parent-style-name="lyt-organic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organic_7e_LT_7e_Gliederung_20_4" style:display-name="lyt-organic~LT~Gliederung 4" style:family="paragraph" style:parent-style-name="lyt-organic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organic_7e_LT_7e_Gliederung_20_5" style:display-name="lyt-organic~LT~Gliederung 5" style:family="paragraph" style:parent-style-name="lyt-organic_7e_LT_7e_Gliederung_20_4">
      <style:paragraph-properties fo:margin-left="2.3626in" fo:margin-right="0in" fo:margin-top="0in" fo:margin-bottom="0.0398in" style:contextual-spacing="false" fo:text-indent="-0.2362in" style:auto-text-indent="false">
        <style:tab-stops/>
      </style:paragraph-properties>
    </style:style>
    <style:style style:name="lyt-organic_7e_LT_7e_Gliederung_20_6" style:display-name="lyt-organic~LT~Gliederung 6" style:family="paragraph" style:parent-style-name="lyt-organic_7e_LT_7e_Gliederung_20_5">
      <style:paragraph-properties fo:margin-left="2.8346in" fo:margin-right="0in" fo:text-indent="-0.2362in" style:auto-text-indent="false">
        <style:tab-stops/>
      </style:paragraph-properties>
    </style:style>
    <style:style style:name="lyt-organic_7e_LT_7e_Gliederung_20_7" style:display-name="lyt-organic~LT~Gliederung 7" style:family="paragraph" style:parent-style-name="lyt-organic_7e_LT_7e_Gliederung_20_6">
      <style:paragraph-properties fo:margin-left="3.3071in" fo:margin-right="0in" fo:text-indent="-0.2362in" style:auto-text-indent="false">
        <style:tab-stops/>
      </style:paragraph-properties>
    </style:style>
    <style:style style:name="lyt-organic_7e_LT_7e_Gliederung_20_8" style:display-name="lyt-organic~LT~Gliederung 8" style:family="paragraph" style:parent-style-name="lyt-organic_7e_LT_7e_Gliederung_20_7">
      <style:paragraph-properties fo:margin-left="3.7799in" fo:margin-right="0in" fo:text-indent="-0.2362in" style:auto-text-indent="false">
        <style:tab-stops/>
      </style:paragraph-properties>
    </style:style>
    <style:style style:name="lyt-organic_7e_LT_7e_Gliederung_20_9" style:display-name="lyt-organic~LT~Gliederung 9" style:family="paragraph" style:parent-style-name="lyt-organic_7e_LT_7e_Gliederung_20_8">
      <style:paragraph-properties fo:margin-left="4.252in" fo:margin-right="0in" fo:text-indent="-0.2362in" style:auto-text-indent="false">
        <style:tab-stops/>
      </style:paragraph-properties>
    </style:style>
    <style:style style:name="lyt-organic_7e_LT_7e_Titel" style:display-name="lyt-organic~LT~Titel" style:family="paragraph">
      <style:paragraph-properties fo:text-align="center" style:justify-single-word="false" style:text-autospace="none"/>
      <style:text-properties fo:color="#280099"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organic_7e_LT_7e_Untertitel" style:display-name="lyt-organic~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rganic_7e_LT_7e_Notizen" style:display-name="lyt-organic~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organic_7e_LT_7e_Hintergrundobjekte" style:display-name="lyt-organic~LT~Hintergrundobjekte" style:family="paragraph">
      <style:paragraph-properties style:text-autospace="none"/>
    </style:style>
    <style:style style:name="lyt-organic_7e_LT_7e_Hintergrund" style:display-name="lyt-organic~LT~Hintergrund" style:family="paragraph">
      <style:paragraph-properties style:text-autospace="none"/>
    </style:style>
    <style:style style:name="lyt-bluetitledown_7e_LT_7e_Gliederung_20_1" style:display-name="lyt-bluetitledown~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titledown_7e_LT_7e_Gliederung_20_2" style:display-name="lyt-bluetitledown~LT~Gliederung 2" style:family="paragraph" style:parent-style-name="lyt-bluetitledown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bluetitledown_7e_LT_7e_Gliederung_20_3" style:display-name="lyt-bluetitledown~LT~Gliederung 3" style:family="paragraph" style:parent-style-name="lyt-bluetitledown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bluetitledown_7e_LT_7e_Gliederung_20_4" style:display-name="lyt-bluetitledown~LT~Gliederung 4" style:family="paragraph" style:parent-style-name="lyt-bluetitledown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bluetitledown_7e_LT_7e_Gliederung_20_5" style:display-name="lyt-bluetitledown~LT~Gliederung 5" style:family="paragraph" style:parent-style-name="lyt-bluetitledown_7e_LT_7e_Gliederung_20_4">
      <style:paragraph-properties fo:margin-left="2.3626in" fo:margin-right="0in" fo:margin-top="0in" fo:margin-bottom="0.0398in" style:contextual-spacing="false" fo:text-indent="-0.2362in" style:auto-text-indent="false">
        <style:tab-stops/>
      </style:paragraph-properties>
    </style:style>
    <style:style style:name="lyt-bluetitledown_7e_LT_7e_Gliederung_20_6" style:display-name="lyt-bluetitledown~LT~Gliederung 6" style:family="paragraph" style:parent-style-name="lyt-bluetitledown_7e_LT_7e_Gliederung_20_5">
      <style:paragraph-properties fo:margin-left="2.8346in" fo:margin-right="0in" fo:text-indent="-0.2362in" style:auto-text-indent="false">
        <style:tab-stops/>
      </style:paragraph-properties>
    </style:style>
    <style:style style:name="lyt-bluetitledown_7e_LT_7e_Gliederung_20_7" style:display-name="lyt-bluetitledown~LT~Gliederung 7" style:family="paragraph" style:parent-style-name="lyt-bluetitledown_7e_LT_7e_Gliederung_20_6">
      <style:paragraph-properties fo:margin-left="3.3071in" fo:margin-right="0in" fo:text-indent="-0.2362in" style:auto-text-indent="false">
        <style:tab-stops/>
      </style:paragraph-properties>
    </style:style>
    <style:style style:name="lyt-bluetitledown_7e_LT_7e_Gliederung_20_8" style:display-name="lyt-bluetitledown~LT~Gliederung 8" style:family="paragraph" style:parent-style-name="lyt-bluetitledown_7e_LT_7e_Gliederung_20_7">
      <style:paragraph-properties fo:margin-left="3.7799in" fo:margin-right="0in" fo:text-indent="-0.2362in" style:auto-text-indent="false">
        <style:tab-stops/>
      </style:paragraph-properties>
    </style:style>
    <style:style style:name="lyt-bluetitledown_7e_LT_7e_Gliederung_20_9" style:display-name="lyt-bluetitledown~LT~Gliederung 9" style:family="paragraph" style:parent-style-name="lyt-bluetitledown_7e_LT_7e_Gliederung_20_8">
      <style:paragraph-properties fo:margin-left="4.252in" fo:margin-right="0in" fo:text-indent="-0.2362in" style:auto-text-indent="false">
        <style:tab-stops/>
      </style:paragraph-properties>
    </style:style>
    <style:style style:name="lyt-bluetitledown_7e_LT_7e_Titel" style:display-name="lyt-bluetitledown~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bluetitledown_7e_LT_7e_Untertitel" style:display-name="lyt-bluetitledow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titledown_7e_LT_7e_Notizen" style:display-name="lyt-bluetitledown~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titledown_7e_LT_7e_Hintergrundobjekte" style:display-name="lyt-bluetitledown~LT~Hintergrundobjekte" style:family="paragraph">
      <style:paragraph-properties style:text-autospace="none"/>
    </style:style>
    <style:style style:name="lyt-bluetitledown_7e_LT_7e_Hintergrund" style:display-name="lyt-bluetitledown~LT~Hintergrund" style:family="paragraph">
      <style:paragraph-properties style:text-autospace="none"/>
    </style:style>
    <style:style style:name="lyt-sunrise_7e_LT_7e_Gliederung_20_1" style:display-name="lyt-sunrise~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style:contextual-spacing="false" fo:text-indent="-0.2362in" style:auto-text-indent="false">
        <style:tab-stops/>
      </style:paragraph-properties>
    </style:style>
    <style:style style:name="lyt-sunrise_7e_LT_7e_Gliederung_20_6" style:display-name="lyt-sunrise~LT~Gliederung 6" style:family="paragraph" style:parent-style-name="lyt-sunrise_7e_LT_7e_Gliederung_20_5">
      <style:paragraph-properties fo:margin-left="2.8346in" fo:margin-right="0in" fo:text-indent="-0.2362in" style:auto-text-indent="false">
        <style:tab-stops/>
      </style:paragraph-properties>
    </style:style>
    <style:style style:name="lyt-sunrise_7e_LT_7e_Gliederung_20_7" style:display-name="lyt-sunrise~LT~Gliederung 7" style:family="paragraph" style:parent-style-name="lyt-sunrise_7e_LT_7e_Gliederung_20_6">
      <style:paragraph-properties fo:margin-left="3.3071in" fo:margin-right="0in" fo:text-indent="-0.2362in" style:auto-text-indent="false">
        <style:tab-stops/>
      </style:paragraph-properties>
    </style:style>
    <style:style style:name="lyt-sunrise_7e_LT_7e_Gliederung_20_8" style:display-name="lyt-sunrise~LT~Gliederung 8" style:family="paragraph" style:parent-style-name="lyt-sunrise_7e_LT_7e_Gliederung_20_7">
      <style:paragraph-properties fo:margin-left="3.7799in" fo:margin-right="0in" fo:text-indent="-0.2362in" style:auto-text-indent="false">
        <style:tab-stops/>
      </style:paragraph-properties>
    </style:style>
    <style:style style:name="lyt-sunrise_7e_LT_7e_Gliederung_20_9" style:display-name="lyt-sunrise~LT~Gliederung 9" style:family="paragraph" style:parent-style-name="lyt-sunrise_7e_LT_7e_Gliederung_20_8">
      <style:paragraph-properties fo:margin-left="4.252in" fo:margin-right="0in" fo:text-indent="-0.2362in" style:auto-text-indent="false">
        <style:tab-stops/>
      </style:paragraph-properties>
    </style:style>
    <style:style style:name="lyt-sunrise_7e_LT_7e_Titel" style:display-name="lyt-sunrise~LT~Titel" style:family="paragraph">
      <style:paragraph-properties fo:text-align="center" style:justify-single-word="false" style:text-autospace="none"/>
      <style:text-properties fo:color="#00008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sunrise_7e_LT_7e_Untertitel" style:display-name="lyt-sunris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sunrise_7e_LT_7e_Notizen" style:display-name="lyt-sunrise~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sunrise_7e_LT_7e_Hintergrundobjekte" style:display-name="lyt-sunrise~LT~Hintergrundobjekte" style:family="paragraph">
      <style:paragraph-properties style:text-autospace="none"/>
    </style:style>
    <style:style style:name="lyt-sunrise_7e_LT_7e_Hintergrund" style:display-name="lyt-sunrise~LT~Hintergrund" style:family="paragraph">
      <style:paragraph-properties style:text-autospace="none"/>
    </style:style>
    <style:style style:name="prs-strategy_7e_LT_7e_Gliederung_20_1" style:display-name="prs-strategy~LT~Gliederung 1" style:family="paragraph">
      <style:paragraph-properties fo:margin-left="0in" fo:margin-right="0in" fo:margin-top="0in" fo:margin-bottom="0in" style:contextual-spacing="false" fo:text-align="start" style:justify-single-word="false" fo:text-indent="0in" style:auto-text-indent="false" style:text-autospace="none"/>
      <style:text-properties fo:color="#e6e6e6" style:text-outline="false" style:text-line-through-style="none" style:text-line-through-type="none" style:font-name="Albany" fo:font-family="Albany" style:font-family-generic="swiss" style:font-pitch="variable" fo:font-size="24pt" fo:font-style="normal" fo:text-shadow="none" style:text-underline-style="none" fo:font-weight="normal" style:font-name-asian="Albany" style:font-family-asian="Albany" style:font-family-generic-asian="swiss" style:font-pitch-asian="variable" style:font-size-asian="24pt" style:font-style-asian="normal" style:font-weight-asian="normal" style:font-name-complex="Albany" style:font-family-complex="Albany" style:font-family-generic-complex="swiss" style:font-pitch-complex="variable" style:font-size-complex="24pt" style:font-style-complex="normal" style:font-weight-complex="normal"/>
    </style:style>
    <style:style style:name="prs-strategy_7e_LT_7e_Gliederung_20_2" style:display-name="prs-strategy~LT~Gliederung 2" style:family="paragraph" style:parent-style-name="prs-strategy_7e_LT_7e_Gliederung_20_1">
      <style:paragraph-properties fo:margin-left="0in" fo:margin-right="0in" fo:text-indent="-0.472in" style:auto-text-indent="false">
        <style:tab-stops/>
      </style:paragraph-properties>
    </style:style>
    <style:style style:name="prs-strategy_7e_LT_7e_Gliederung_20_3" style:display-name="prs-strategy~LT~Gliederung 3" style:family="paragraph" style:parent-style-name="prs-strategy_7e_LT_7e_Gliederung_20_2"/>
    <style:style style:name="prs-strategy_7e_LT_7e_Gliederung_20_4" style:display-name="prs-strategy~LT~Gliederung 4" style:family="paragraph" style:parent-style-name="prs-strategy_7e_LT_7e_Gliederung_20_3"/>
    <style:style style:name="prs-strategy_7e_LT_7e_Gliederung_20_5" style:display-name="prs-strategy~LT~Gliederung 5" style:family="paragraph" style:parent-style-name="prs-strategy_7e_LT_7e_Gliederung_20_4">
      <style:text-properties fo:color="#99ccff" style:font-name="Albany1" fo:font-family="Albany" style:font-family-generic="roman" style:font-pitch="variable" style:font-name-asian="Albany1" style:font-family-asian="Albany" style:font-family-generic-asian="roman" style:font-pitch-asian="variable" style:font-name-complex="Albany1" style:font-family-complex="Albany" style:font-family-generic-complex="roman" style:font-pitch-complex="variable"/>
    </style:style>
    <style:style style:name="prs-strategy_7e_LT_7e_Gliederung_20_6" style:display-name="prs-strategy~LT~Gliederung 6" style:family="paragraph" style:parent-style-name="prs-strategy_7e_LT_7e_Gliederung_20_5"/>
    <style:style style:name="prs-strategy_7e_LT_7e_Gliederung_20_7" style:display-name="prs-strategy~LT~Gliederung 7" style:family="paragraph" style:parent-style-name="prs-strategy_7e_LT_7e_Gliederung_20_6"/>
    <style:style style:name="prs-strategy_7e_LT_7e_Gliederung_20_8" style:display-name="prs-strategy~LT~Gliederung 8" style:family="paragraph" style:parent-style-name="prs-strategy_7e_LT_7e_Gliederung_20_7"/>
    <style:style style:name="prs-strategy_7e_LT_7e_Gliederung_20_9" style:display-name="prs-strategy~LT~Gliederung 9" style:family="paragraph" style:parent-style-name="prs-strategy_7e_LT_7e_Gliederung_20_8"/>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text-line-through-type="none" style:font-name="Albany" fo:font-family="Albany" style:font-family-generic="swiss" style:font-pitch="variable" fo:font-size="24pt" fo:font-style="italic" fo:text-shadow="none" style:text-underline-style="none" fo:font-weight="bold" style:font-name-asian="Albany" style:font-family-asian="Albany" style:font-family-generic-asian="swiss" style:font-pitch-asian="variable" style:font-size-asian="24pt" style:font-style-asian="italic" style:font-weight-asian="bold" style:font-name-complex="Albany" style:font-family-complex="Albany" style:font-family-generic-complex="swiss" style:font-pitch-complex="variable" style:font-size-complex="24pt" style:font-style-complex="italic" style:font-weight-complex="bold"/>
    </style:style>
    <style:style style:name="prs-strategy_7e_LT_7e_Untertitel" style:display-name="prs-strategy~LT~Untertitel" style:family="paragraph">
      <style:paragraph-properties fo:margin-left="0in" fo:margin-right="0in" fo:text-align="center" style:justify-single-word="false" fo:text-indent="0in" style:auto-text-indent="false" style:text-autospace="none"/>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3.5pt" fo:font-style="normal" fo:text-shadow="none" style:text-underline-style="none" fo:font-weight="normal" style:font-name-asian="Thorndale" style:font-family-asian="Thorndale" style:font-family-generic-asian="roman" style:font-pitch-asian="variable" style:font-size-asian="23.5pt" style:font-style-asian="normal" style:font-weight-asian="normal" style:font-name-complex="Thorndale" style:font-family-complex="Thorndale" style:font-family-generic-complex="roman" style:font-pitch-complex="variable" style:font-size-complex="23.5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prs-strategy_7e_LT_7e_Hintergrund" style:display-name="prs-strategy~LT~Hintergrund" style:family="paragraph">
      <style:paragraph-properties style:text-autospace="none"/>
    </style:style>
    <style:style style:name="lyt-techpoly_7e_LT_7e_Gliederung_20_1" style:display-name="lyt-techpoly~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techpoly_7e_LT_7e_Gliederung_20_2" style:display-name="lyt-techpoly~LT~Gliederung 2" style:family="paragraph" style:parent-style-name="lyt-techpoly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techpoly_7e_LT_7e_Gliederung_20_3" style:display-name="lyt-techpoly~LT~Gliederung 3" style:family="paragraph" style:parent-style-name="lyt-techpoly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techpoly_7e_LT_7e_Gliederung_20_4" style:display-name="lyt-techpoly~LT~Gliederung 4" style:family="paragraph" style:parent-style-name="lyt-techpoly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techpoly_7e_LT_7e_Gliederung_20_5" style:display-name="lyt-techpoly~LT~Gliederung 5" style:family="paragraph" style:parent-style-name="lyt-techpoly_7e_LT_7e_Gliederung_20_4">
      <style:paragraph-properties fo:margin-left="2.3626in" fo:margin-right="0in" fo:margin-top="0in" fo:margin-bottom="0.0398in" style:contextual-spacing="false" fo:text-indent="-0.2362in" style:auto-text-indent="false">
        <style:tab-stops/>
      </style:paragraph-properties>
    </style:style>
    <style:style style:name="lyt-techpoly_7e_LT_7e_Gliederung_20_6" style:display-name="lyt-techpoly~LT~Gliederung 6" style:family="paragraph" style:parent-style-name="lyt-techpoly_7e_LT_7e_Gliederung_20_5">
      <style:paragraph-properties fo:margin-left="2.8346in" fo:margin-right="0in" fo:text-indent="-0.2362in" style:auto-text-indent="false">
        <style:tab-stops/>
      </style:paragraph-properties>
    </style:style>
    <style:style style:name="lyt-techpoly_7e_LT_7e_Gliederung_20_7" style:display-name="lyt-techpoly~LT~Gliederung 7" style:family="paragraph" style:parent-style-name="lyt-techpoly_7e_LT_7e_Gliederung_20_6">
      <style:paragraph-properties fo:margin-left="3.3071in" fo:margin-right="0in" fo:text-indent="-0.2362in" style:auto-text-indent="false">
        <style:tab-stops/>
      </style:paragraph-properties>
    </style:style>
    <style:style style:name="lyt-techpoly_7e_LT_7e_Gliederung_20_8" style:display-name="lyt-techpoly~LT~Gliederung 8" style:family="paragraph" style:parent-style-name="lyt-techpoly_7e_LT_7e_Gliederung_20_7">
      <style:paragraph-properties fo:margin-left="3.7799in" fo:margin-right="0in" fo:text-indent="-0.2362in" style:auto-text-indent="false">
        <style:tab-stops/>
      </style:paragraph-properties>
    </style:style>
    <style:style style:name="lyt-techpoly_7e_LT_7e_Gliederung_20_9" style:display-name="lyt-techpoly~LT~Gliederung 9" style:family="paragraph" style:parent-style-name="lyt-techpoly_7e_LT_7e_Gliederung_20_8">
      <style:paragraph-properties fo:margin-left="4.252in" fo:margin-right="0in" fo:text-indent="-0.2362in" style:auto-text-indent="false">
        <style:tab-stops/>
      </style:paragraph-properties>
    </style:style>
    <style:style style:name="lyt-techpoly_7e_LT_7e_Titel" style:display-name="lyt-techpoly~LT~Titel" style:family="paragraph">
      <style:paragraph-properties fo:text-align="center" style:justify-single-word="false" style:text-autospace="none"/>
      <style:text-properties fo:color="#00008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techpoly_7e_LT_7e_Untertitel" style:display-name="lyt-techpoly~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techpoly_7e_LT_7e_Notizen" style:display-name="lyt-techpoly~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techpoly_7e_LT_7e_Hintergrundobjekte" style:display-name="lyt-techpoly~LT~Hintergrundobjekte" style:family="paragraph">
      <style:paragraph-properties style:text-autospace="none"/>
    </style:style>
    <style:style style:name="lyt-techpoly_7e_LT_7e_Hintergrund" style:display-name="lyt-techpoly~LT~Hintergrund" style:family="paragraph">
      <style:paragraph-properties style:text-autospace="none"/>
    </style:style>
    <style:style style:name="lyt-aqua_7e_LT_7e_Gliederung_20_1" style:display-name="lyt-aqua~LT~Gliederung 1" style:family="paragraph">
      <style:paragraph-properties fo:margin-left="0in" fo:margin-right="0in" fo:margin-top="0in" fo:margin-bottom="0.1965in" style:contextual-spacing="false" fo:text-indent="0in" style:auto-text-indent="false" style:text-autospace="none"/>
      <style:text-properties fo:color="#00008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left="2.3626in" fo:margin-right="0in" fo:margin-top="0in" fo:margin-bottom="0.0398in" style:contextual-spacing="false" fo:text-indent="-0.2362in" style:auto-text-indent="false">
        <style:tab-stops/>
      </style:paragraph-properties>
    </style:style>
    <style:style style:name="lyt-aqua_7e_LT_7e_Gliederung_20_6" style:display-name="lyt-aqua~LT~Gliederung 6" style:family="paragraph" style:parent-style-name="lyt-aqua_7e_LT_7e_Gliederung_20_5">
      <style:paragraph-properties fo:margin-left="2.8346in" fo:margin-right="0in" fo:text-indent="-0.2362in" style:auto-text-indent="false">
        <style:tab-stops/>
      </style:paragraph-properties>
    </style:style>
    <style:style style:name="lyt-aqua_7e_LT_7e_Gliederung_20_7" style:display-name="lyt-aqua~LT~Gliederung 7" style:family="paragraph" style:parent-style-name="lyt-aqua_7e_LT_7e_Gliederung_20_6">
      <style:paragraph-properties fo:margin-left="3.3071in" fo:margin-right="0in" fo:text-indent="-0.2362in" style:auto-text-indent="false">
        <style:tab-stops/>
      </style:paragraph-properties>
    </style:style>
    <style:style style:name="lyt-aqua_7e_LT_7e_Gliederung_20_8" style:display-name="lyt-aqua~LT~Gliederung 8" style:family="paragraph" style:parent-style-name="lyt-aqua_7e_LT_7e_Gliederung_20_7">
      <style:paragraph-properties fo:margin-left="3.7799in" fo:margin-right="0in" fo:text-indent="-0.2362in" style:auto-text-indent="false">
        <style:tab-stops/>
      </style:paragraph-properties>
    </style:style>
    <style:style style:name="lyt-aqua_7e_LT_7e_Gliederung_20_9" style:display-name="lyt-aqua~LT~Gliederung 9" style:family="paragraph" style:parent-style-name="lyt-aqua_7e_LT_7e_Gliederung_20_8">
      <style:paragraph-properties fo:margin-left="4.252in" fo:margin-right="0in" fo:text-indent="-0.2362in"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aqua_7e_LT_7e_Untertitel" style:display-name="lyt-aqua~LT~Untertitel" style:family="paragraph">
      <style:paragraph-properties fo:margin-left="0in" fo:margin-right="0in" fo:text-align="center" style:justify-single-word="false" fo:text-indent="-0.2362in" style:auto-text-indent="false" style:text-autospace="none"/>
      <style:text-properties fo:color="#280099"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aqua_7e_LT_7e_Notizen" style:display-name="lyt-aqua~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lyt-ocean_7e_LT_7e_Gliederung_20_1" style:display-name="lyt-ocean~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cean_7e_LT_7e_Gliederung_20_2" style:display-name="lyt-ocean~LT~Gliederung 2" style:family="paragraph" style:parent-style-name="lyt-ocean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ocean_7e_LT_7e_Gliederung_20_3" style:display-name="lyt-ocean~LT~Gliederung 3" style:family="paragraph" style:parent-style-name="lyt-ocean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ocean_7e_LT_7e_Gliederung_20_4" style:display-name="lyt-ocean~LT~Gliederung 4" style:family="paragraph" style:parent-style-name="lyt-ocean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ocean_7e_LT_7e_Gliederung_20_5" style:display-name="lyt-ocean~LT~Gliederung 5" style:family="paragraph" style:parent-style-name="lyt-ocean_7e_LT_7e_Gliederung_20_4">
      <style:paragraph-properties fo:margin-left="2.3626in" fo:margin-right="0in" fo:margin-top="0in" fo:margin-bottom="0.0398in" style:contextual-spacing="false" fo:text-indent="-0.2362in" style:auto-text-indent="false">
        <style:tab-stops/>
      </style:paragraph-properties>
    </style:style>
    <style:style style:name="lyt-ocean_7e_LT_7e_Gliederung_20_6" style:display-name="lyt-ocean~LT~Gliederung 6" style:family="paragraph" style:parent-style-name="lyt-ocean_7e_LT_7e_Gliederung_20_5">
      <style:paragraph-properties fo:margin-left="2.8346in" fo:margin-right="0in" fo:text-indent="-0.2362in" style:auto-text-indent="false">
        <style:tab-stops/>
      </style:paragraph-properties>
    </style:style>
    <style:style style:name="lyt-ocean_7e_LT_7e_Gliederung_20_7" style:display-name="lyt-ocean~LT~Gliederung 7" style:family="paragraph" style:parent-style-name="lyt-ocean_7e_LT_7e_Gliederung_20_6">
      <style:paragraph-properties fo:margin-left="3.3071in" fo:margin-right="0in" fo:text-indent="-0.2362in" style:auto-text-indent="false">
        <style:tab-stops/>
      </style:paragraph-properties>
    </style:style>
    <style:style style:name="lyt-ocean_7e_LT_7e_Gliederung_20_8" style:display-name="lyt-ocean~LT~Gliederung 8" style:family="paragraph" style:parent-style-name="lyt-ocean_7e_LT_7e_Gliederung_20_7">
      <style:paragraph-properties fo:margin-left="3.7799in" fo:margin-right="0in" fo:text-indent="-0.2362in" style:auto-text-indent="false">
        <style:tab-stops/>
      </style:paragraph-properties>
    </style:style>
    <style:style style:name="lyt-ocean_7e_LT_7e_Gliederung_20_9" style:display-name="lyt-ocean~LT~Gliederung 9" style:family="paragraph" style:parent-style-name="lyt-ocean_7e_LT_7e_Gliederung_20_8">
      <style:paragraph-properties fo:margin-left="4.252in" fo:margin-right="0in" fo:text-indent="-0.2362in" style:auto-text-indent="false">
        <style:tab-stops/>
      </style:paragraph-properties>
    </style:style>
    <style:style style:name="lyt-ocean_7e_LT_7e_Titel" style:display-name="lyt-ocean~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ocean_7e_LT_7e_Untertitel" style:display-name="lyt-ocea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cean_7e_LT_7e_Notizen" style:display-name="lyt-ocean~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ocean_7e_LT_7e_Hintergrundobjekte" style:display-name="lyt-ocean~LT~Hintergrundobjekte" style:family="paragraph">
      <style:paragraph-properties style:text-autospace="none"/>
      <style:text-properties fo:color="#ffffff"/>
    </style:style>
    <style:style style:name="lyt-ocean_7e_LT_7e_Hintergrund" style:display-name="lyt-ocean~LT~Hintergrund" style:family="paragraph">
      <style:paragraph-properties style:text-autospace="none"/>
    </style:style>
    <style:style style:name="Pa6" style:family="paragraph" style:parent-style-name="Standard" style:next-style-name="Standard">
      <style:paragraph-properties style:line-height-at-least="0.1398in" fo:text-align="start" style:justify-single-word="false"/>
      <style:text-properties style:use-window-font-color="true" style:font-name="Times New Roman" fo:font-family="'Times New Roman'" style:font-family-generic="roman" style:font-pitch="variable" fo:font-size="12pt" style:font-name-asian="Andale Sans UI" style:font-family-asian="'Andale Sans UI'" style:font-family-generic-asian="system" style:font-pitch-asian="variable" style:font-size-asian="12pt" style:font-name-complex="Tahoma1" style:font-family-complex="Tahoma"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6DT19H12M44S</meta:editing-duration>
    <meta:editing-cycles>416</meta:editing-cycles>
    <meta:generator>LibreOffice/4.2.7.2$Linux_X86_64 LibreOffice_project/420m0$Build-2</meta:generator>
    <dc:date>2015-02-17T19:50:25.555169444</dc:date>
    <meta:document-statistic meta:table-count="0" meta:image-count="0" meta:object-count="0" meta:page-count="20" meta:paragraph-count="188" meta:word-count="7521" meta:character-count="48089" meta:non-whitespace-character-count="40235"/>
    <meta:user-defined meta:name="Info 1"/>
    <meta:user-defined meta:name="Info 2"/>
    <meta:user-defined meta:name="Info 3"/>
    <meta:user-defined meta:name="Info 4"/>
  </office:meta>
</office:document-meta>
</file>